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932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3.711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5">
      <style:text-properties fo:font-weight="bold" style:font-weight-asian="bold" style:font-weight-complex="bold"/>
    </style:style>
    <style:style style:name="ce2" style:family="table-cell" style:parent-style-name="Default" style:data-style-name="N5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.999cm" svg:height="8.999cm" svg:x="38.107cm" svg:y="17.116cm">
            <draw:object draw:notify-on-update-of-ranges="List1.B2:List1.H2 List1.A2:List1.A2 List1.B55:List1.H5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3.707cm" svg:y="37.988cm">
            <draw:object draw:notify-on-update-of-ranges="List1.B57:List1.H57 List1.A57:List1.A57 List1.B110:List1.H1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9.12cm" svg:y="52.002cm">
            <draw:object draw:notify-on-update-of-ranges="List1.B112:List1.F112 List1.A112:List1.A112 List1.B165:List1.F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1.373cm" svg:y="87.052cm">
            <draw:object draw:notify-on-update-of-ranges="List1.B167:List1.G167 List1.A167:List1.A167 List1.B220:List1.G22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0.657cm" svg:y="109.289cm">
            <draw:object draw:notify-on-update-of-ranges="List1.B222:List1.F222 List1.A222:List1.A222 List1.B275:List1.F27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1.923cm" svg:y="131.313cm">
            <draw:object draw:notify-on-update-of-ranges="List1.B277:List1.E277 List1.A277:List1.A277 List1.B330:List1.E33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24.12cm" svg:y="152.908cm">
            <draw:object draw:notify-on-update-of-ranges="List1.B332:List1.D332 List1.A332:List1.A332 List1.B385:List1.D38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8.405cm" svg:y="172.342cm">
            <draw:object draw:notify-on-update-of-ranges="List1.B387:List1.F387 List1.A387:List1.A387 List1.B440:List1.F44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23.213cm" svg:y="195.995cm">
            <draw:object draw:notify-on-update-of-ranges="List1.B442:List1.D442 List1.A442:List1.A442 List1.B495:List1.D49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31.098cm" svg:y="460.323cm">
            <draw:object draw:notify-on-update-of-ranges="List1.B1055:List1.G1055 List1.A1056:List1.A1056 List1.B1108:List1.G110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.999cm" svg:height="8.999cm" svg:x="31.565cm" svg:y="487.944cm">
            <draw:object draw:notify-on-update-of-ranges="List1.B1110:List1.F1110 List1.A1111:List1.A1111 List1.B1163:List1.F116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.999cm" svg:height="8.999cm" svg:x="29.12cm" svg:y="509.133cm">
            <draw:object draw:notify-on-update-of-ranges="List1.B1165:List1.G1165 List1.A1165:List1.A1165 List1.B1218:List1.G121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.999cm" svg:height="8.999cm" svg:x="29.834cm" svg:y="531.204cm">
            <draw:object draw:notify-on-update-of-ranges="List1.B1220:List1.G1220 List1.A1220:List1.A1220 List1.B1273:List1.G127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<text:s text:c="8"/>int populationSize = 300;</text:p>
            <text:p><text:s text:c="8"/>int generationsCount = 100;</text:p>
            <text:p><text:s text:c="8"/>int crossbreedingCount = populationSize / 10;</text:p>
            <text:p><text:s text:c="8"/>float mutationProbability = 0.6f;</text:p>
            <text:p><text:s text:c="8"/>int selectionSize = 3;</text:p>
            <text:p><text:s text:c="8"/>final int bonusClause = sumOfWeight / 10;</text:p>
            <text:p><text:s text:c="8"/>final int bonusFormula = sumOfWeight;</text:p>
            <text:p><text:s text:c="8"/>int elitism = populationSize / 60;</text:p>
            <text:p><text:s text:c="8"/>int improvementCount = populationSize / 50;</text:p>
          </table:table-cell>
          <table:table-cell table:number-columns-repeated="8"/>
          <table:table-cell office:value-type="string" calcext:value-type="string">
            <text:p><text:s text:c="8"/>int populationSize = 400; // počet prvků v populaci</text:p>
            <text:p><text:s text:c="8"/>int generationsCount = 100; // počet generací</text:p>
            <text:p><text:s text:c="8"/>int crossbreedingCount = populationSize / 10; // počet křížení v každé generaci</text:p>
            <text:p><text:s text:c="8"/>float mutationProbability = 1f; // pravděpodobnost mutace každého prvku při každé generaci</text:p>
            <text:p><text:s text:c="8"/>int selectionSize = 2; // velikost výběru do turnaje při selekci</text:p>
            <text:p><text:s text:c="8"/>final int bonusClause = sumOfWeight / 5; // bonus za splněnou klauzuli</text:p>
            <text:p><text:s text:c="8"/>final int bonusFormula = sumOfWeight * 2; // bonus za splnění celé formule</text:p>
            <text:p><text:s text:c="8"/>int elitism = 0; // počet nejlepších prvků, které půjdou do nové generace</text:p>
            <text:p><text:s text:c="8"/>int improvementCount = populationSize / 50; // počet běhů zlepšujícího algoritmu</text:p>
          </table:table-cell>
        </table:table-row>
        <table:table-row table:style-name="ro2">
          <table:table-cell table:style-name="ce1" office:value-type="string" calcext:value-type="string">
            <text:p>populationSize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00" calcext:value-type="float">
            <text:p>600</text:p>
          </table:table-cell>
          <table:table-cell table:number-columns-repeated="2"/>
        </table:table-row>
        <table:table-row table:style-name="ro3">
          <table:table-cell table:style-name="ce2"/>
          <table:table-cell office:value-type="float" office:value="0.343246592317224" calcext:value-type="float">
            <text:p>0,343246592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09979633401222" calcext:value-type="float">
            <text:p>0,099796334</text:p>
          </table:table-cell>
        </table:table-row>
        <table:table-row table:style-name="ro3">
          <table:table-cell table:style-name="ce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0.0612021857923497" calcext:value-type="float">
            <text:p>0,061202185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0" calcext:value-type="float">
            <text:p>0</text:p>
          </table:table-cell>
          <table:table-cell table:number-columns-repeated="2" office:value-type="float" office:value="0.0425055928411633" calcext:value-type="float">
            <text:p>0,04250559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3" office:value-type="float" office:value="0.0649149922720247" calcext:value-type="float">
            <text:p>0,0649149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9149922720247" calcext:value-type="float">
            <text:p>0,064914992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2" office:value-type="float" office:value="0" calcext:value-type="float">
            <text:p>0</text:p>
          </table:table-cell>
          <table:table-cell office:value-type="float" office:value="0.00306748466257669" calcext:value-type="float">
            <text:p>0,0030674847</text:p>
          </table:table-cell>
          <table:table-cell office:value-type="float" office:value="0" calcext:value-type="float">
            <text:p>0</text:p>
          </table:table-cell>
          <table:table-cell office:value-type="float" office:value="0.00306748466257669" calcext:value-type="float">
            <text:p>0,00306748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0.183132530120482" calcext:value-type="float">
            <text:p>0,1831325301</text:p>
          </table:table-cell>
          <table:table-cell office:value-type="float" office:value="1" calcext:value-type="float">
            <text:p>1</text:p>
          </table:table-cell>
          <table:table-cell office:value-type="float" office:value="0.183132530120482" calcext:value-type="float">
            <text:p>0,18313253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matrix-columns-spanned="1" table:number-matrix-rows-spanned="2" table:formula="of:=FREQUENCY([.B3:.B52];0.1)" office:value-type="float" office:value="23" calcext:value-type="float">
            <text:p>23</text:p>
          </table:table-cell>
          <table:table-cell table:number-matrix-columns-spanned="1" table:number-matrix-rows-spanned="2" table:formula="of:=FREQUENCY([.C3:.C52];0.1)" office:value-type="float" office:value="31" calcext:value-type="float">
            <text:p>31</text:p>
          </table:table-cell>
          <table:table-cell table:number-matrix-columns-spanned="1" table:number-matrix-rows-spanned="2" table:formula="of:=FREQUENCY([.D3:.D52];0.1)" office:value-type="float" office:value="32" calcext:value-type="float">
            <text:p>32</text:p>
          </table:table-cell>
          <table:table-cell table:number-matrix-columns-spanned="1" table:number-matrix-rows-spanned="2" table:formula="of:=FREQUENCY([.E3:.E52];0.1)" office:value-type="float" office:value="37" calcext:value-type="float">
            <text:p>37</text:p>
          </table:table-cell>
          <table:table-cell table:number-matrix-columns-spanned="1" table:number-matrix-rows-spanned="2" table:formula="of:=FREQUENCY([.F3:.F52];0.1)" office:value-type="float" office:value="39" calcext:value-type="float">
            <text:p>39</text:p>
          </table:table-cell>
          <table:table-cell table:number-matrix-columns-spanned="1" table:number-matrix-rows-spanned="2" table:formula="of:=FREQUENCY([.G3:.G52];0.1)" office:value-type="float" office:value="38" calcext:value-type="float">
            <text:p>38</text:p>
          </table:table-cell>
          <table:table-cell table:number-matrix-columns-spanned="1" table:number-matrix-rows-spanned="2" table:formula="of:=FREQUENCY([.H3:.H52];0.1)" office:value-type="float" office:value="41" calcext:value-type="float">
            <text:p>41</text:p>
          </table:table-cell>
          <table:table-cell/>
          <table:table-cell table:number-matrix-columns-spanned="1" table:number-matrix-rows-spanned="2" table:formula="of:=FREQUENCY([.J3:.J52];0.1)" office:value-type="float" office:value="49" calcext:value-type="float">
            <text:p>49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4" office:value-type="string" calcext:value-type="string">
            <text:p>AVG</text:p>
          </table:table-cell>
          <table:table-cell table:style-name="ce5" table:formula="of:=AVERAGE([.B3:.B52])" office:value-type="percentage" office:value="0.511825882294195" calcext:value-type="percentage">
            <text:p>51,18%</text:p>
          </table:table-cell>
          <table:table-cell table:style-name="ce5" table:formula="of:=AVERAGE([.C3:.C52])" office:value-type="percentage" office:value="0.383372455418111" calcext:value-type="percentage">
            <text:p>38,34%</text:p>
          </table:table-cell>
          <table:table-cell table:style-name="ce5" table:formula="of:=AVERAGE([.D3:.D52])" office:value-type="percentage" office:value="0.345872411997925" calcext:value-type="percentage">
            <text:p>34,59%</text:p>
          </table:table-cell>
          <table:table-cell table:style-name="ce5" table:formula="of:=AVERAGE([.E3:.E52])" office:value-type="percentage" office:value="0.26" calcext:value-type="percentage">
            <text:p>26,00%</text:p>
          </table:table-cell>
          <table:table-cell table:style-name="ce5" table:formula="of:=AVERAGE([.F3:.F52])" office:value-type="percentage" office:value="0.220061349693252" calcext:value-type="percentage">
            <text:p>22,01%</text:p>
          </table:table-cell>
          <table:table-cell table:style-name="ce5" table:formula="of:=AVERAGE([.G3:.G52])" office:value-type="percentage" office:value="0.24" calcext:value-type="percentage">
            <text:p>24,00%</text:p>
          </table:table-cell>
          <table:table-cell table:style-name="ce5" table:formula="of:=AVERAGE([.H3:.H52])" office:value-type="percentage" office:value="0.18129829984544" calcext:value-type="percentage">
            <text:p>18,13%</text:p>
          </table:table-cell>
          <table:table-cell/>
          <table:table-cell table:style-name="ce5" table:formula="of:=AVERAGE([.J3:.J52])" office:value-type="percentage" office:value="0.0219959266802444" calcext:value-type="percentage">
            <text:p>2,20%</text:p>
          </table:table-cell>
        </table:table-row>
        <table:table-row table:style-name="ro3">
          <table:table-cell table:number-columns-repeated="10"/>
        </table:table-row>
        <table:table-row table:style-name="ro2">
          <table:table-cell table:style-name="ce3" office:value-type="string" calcext:value-type="string">
            <text:p>generationCount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1702127659575" calcext:value-type="float">
            <text:p>0,56170212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425055928411633" calcext:value-type="float">
            <text:p>0,042505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055928411633" calcext:value-type="float">
            <text:p>0,04250559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49149922720247" calcext:value-type="float">
            <text:p>0,06491499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649149922720247" calcext:value-type="float">
            <text:p>0,0649149923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306748466257669" calcext:value-type="float">
            <text:p>0,00306748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183132530120482" calcext:value-type="float">
            <text:p>0,18313253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83132530120482" calcext:value-type="float">
            <text:p>0,1831325301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332480818414322" calcext:value-type="float">
            <text:p>0,0332480818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122754491017964" calcext:value-type="float">
            <text:p>0,122754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matrix-columns-spanned="1" table:number-matrix-rows-spanned="2" table:formula="of:=FREQUENCY([.B58:.B107];0.1)" office:value-type="float" office:value="35" calcext:value-type="float">
            <text:p>35</text:p>
          </table:table-cell>
          <table:table-cell table:number-matrix-columns-spanned="1" table:number-matrix-rows-spanned="2" table:formula="of:=FREQUENCY([.C58:.C107];0.1)" office:value-type="float" office:value="37" calcext:value-type="float">
            <text:p>37</text:p>
          </table:table-cell>
          <table:table-cell table:number-matrix-columns-spanned="1" table:number-matrix-rows-spanned="2" table:formula="of:=FREQUENCY([.D58:.D107];0.1)" office:value-type="float" office:value="34" calcext:value-type="float">
            <text:p>34</text:p>
          </table:table-cell>
          <table:table-cell table:number-matrix-columns-spanned="1" table:number-matrix-rows-spanned="2" table:formula="of:=FREQUENCY([.E58:.E107];0.1)" office:value-type="float" office:value="37" calcext:value-type="float">
            <text:p>37</text:p>
          </table:table-cell>
          <table:table-cell table:number-matrix-columns-spanned="1" table:number-matrix-rows-spanned="2" table:formula="of:=FREQUENCY([.F58:.F107];0.1)" office:value-type="float" office:value="38" calcext:value-type="float">
            <text:p>38</text:p>
          </table:table-cell>
          <table:table-cell table:number-matrix-columns-spanned="1" table:number-matrix-rows-spanned="2" table:formula="of:=FREQUENCY([.G58:.G107];0.1)" office:value-type="float" office:value="37" calcext:value-type="float">
            <text:p>37</text:p>
          </table:table-cell>
          <table:table-cell table:number-matrix-columns-spanned="1" table:number-matrix-rows-spanned="2" table:formula="of:=FREQUENCY([.H58:.H107];0.1)"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AVG</text:p>
          </table:table-cell>
          <table:table-cell table:style-name="ce5" table:formula="of:=AVERAGE([.B58:.B107])" office:value-type="percentage" office:value="0.266967852279592" calcext:value-type="percentage">
            <text:p>26,70%</text:p>
          </table:table-cell>
          <table:table-cell table:style-name="ce5" table:formula="of:=AVERAGE([.C58:.C107])" office:value-type="percentage" office:value="0.26" calcext:value-type="percentage">
            <text:p>26,00%</text:p>
          </table:table-cell>
          <table:table-cell table:style-name="ce5" table:formula="of:=AVERAGE([.D58:.D107])" office:value-type="percentage" office:value="0.321359649538692" calcext:value-type="percentage">
            <text:p>32,14%</text:p>
          </table:table-cell>
          <table:table-cell table:style-name="ce5" table:formula="of:=AVERAGE([.E58:.E107])" office:value-type="percentage" office:value="0.252084154410015" calcext:value-type="percentage">
            <text:p>25,21%</text:p>
          </table:table-cell>
          <table:table-cell table:style-name="ce5" table:formula="of:=AVERAGE([.F58:.F107])" office:value-type="percentage" office:value="0.241963261482269" calcext:value-type="percentage">
            <text:p>24,20%</text:p>
          </table:table-cell>
          <table:table-cell table:style-name="ce5" table:formula="of:=AVERAGE([.G58:.G107])" office:value-type="percentage" office:value="0.261963261482269" calcext:value-type="percentage">
            <text:p>26,20%</text:p>
          </table:table-cell>
          <table:table-cell table:style-name="ce5" table:formula="of:=AVERAGE([.H58:.H107])" office:value-type="percentage" office:value="0.265625912084679" calcext:value-type="percentage">
            <text:p>26,56%</text:p>
          </table:table-cell>
          <table:table-cell table:number-columns-repeated="2"/>
        </table:table-row>
        <table:table-row table:style-name="ro3">
          <table:table-cell table:number-columns-repeated="10"/>
        </table:table-row>
        <table:table-row table:style-name="ro2">
          <table:table-cell table:style-name="ce3" office:value-type="string" calcext:value-type="string">
            <text:p>crossbreedingCoun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opulationSize / 100</text:p>
          </table:table-cell>
          <table:table-cell table:style-name="ce3" office:value-type="string" calcext:value-type="string">
            <text:p>PopulationSize / 50</text:p>
          </table:table-cell>
          <table:table-cell table:style-name="ce3" office:value-type="string" calcext:value-type="string">
            <text:p>populationSize / 10</text:p>
          </table:table-cell>
          <table:table-cell table:style-name="ce3" office:value-type="string" calcext:value-type="string">
            <text:p>populationSize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0425055928411633" calcext:value-type="float">
            <text:p>0,04250559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float" office:value="0.0649149922720247" calcext:value-type="float">
            <text:p>0,0649149923</text:p>
          </table:table-cell>
          <table:table-cell office:value-type="float" office:value="0" calcext:value-type="float">
            <text:p>0</text:p>
          </table:table-cell>
          <table:table-cell office:value-type="float" office:value="0.0649149922720247" calcext:value-type="float">
            <text:p>0,0649149923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00306748466257669" calcext:value-type="float">
            <text:p>0,00306748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183132530120482" calcext:value-type="float">
            <text:p>0,183132530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63934426229508" calcext:value-type="float">
            <text:p>0,0016393443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matrix-columns-spanned="1" table:number-matrix-rows-spanned="2" table:formula="of:=FREQUENCY([.B113:.B162];0.1)" office:value-type="float" office:value="37" calcext:value-type="float">
            <text:p>37</text:p>
          </table:table-cell>
          <table:table-cell table:number-matrix-columns-spanned="1" table:number-matrix-rows-spanned="2" table:formula="of:=FREQUENCY([.C113:.C162];0.1)" office:value-type="float" office:value="36" calcext:value-type="float">
            <text:p>36</text:p>
          </table:table-cell>
          <table:table-cell table:number-matrix-columns-spanned="1" table:number-matrix-rows-spanned="2" table:formula="of:=FREQUENCY([.D113:.D162];0.1)" office:value-type="float" office:value="34" calcext:value-type="float">
            <text:p>34</text:p>
          </table:table-cell>
          <table:table-cell table:number-matrix-columns-spanned="1" table:number-matrix-rows-spanned="2" table:formula="of:=FREQUENCY([.E113:.E162];0.1)" office:value-type="float" office:value="37" calcext:value-type="float">
            <text:p>37</text:p>
          </table:table-cell>
          <table:table-cell table:number-matrix-columns-spanned="1" table:number-matrix-rows-spanned="2" table:formula="of:=FREQUENCY([.F113:.F162];0.1)" office:value-type="float" office:value="32" calcext:value-type="float">
            <text:p>32</text:p>
          </table:table-cell>
          <table:table-cell table:number-columns-repeated="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VG</text:p>
          </table:table-cell>
          <table:table-cell table:style-name="ce5" table:formula="of:=AVERAGE([.B113:.B162])" office:value-type="percentage" office:value="0.262209761395515" calcext:value-type="percentage">
            <text:p>26,22%</text:p>
          </table:table-cell>
          <table:table-cell table:style-name="ce5" table:formula="of:=AVERAGE([.C113:.C162])" office:value-type="percentage" office:value="0.28129829984544" calcext:value-type="percentage">
            <text:p>28,13%</text:p>
          </table:table-cell>
          <table:table-cell table:style-name="ce5" table:formula="of:=AVERAGE([.D113:.D162])" office:value-type="percentage" office:value="0.32129829984544" calcext:value-type="percentage">
            <text:p>32,13%</text:p>
          </table:table-cell>
          <table:table-cell table:style-name="ce5" table:formula="of:=AVERAGE([.E113:.E162])" office:value-type="percentage" office:value="0.26" calcext:value-type="percentage">
            <text:p>26,00%</text:p>
          </table:table-cell>
          <table:table-cell table:style-name="ce5" table:formula="of:=AVERAGE([.F113:.F162])" office:value-type="percentage" office:value="0.344993737333096" calcext:value-type="percentage">
            <text:p>34,50%</text:p>
          </table:table-cell>
          <table:table-cell table:style-name="ce5" table:number-columns-repeated="2"/>
          <table:table-cell table:number-columns-repeated="2"/>
        </table:table-row>
        <table:table-row table:style-name="ro4">
          <table:table-cell table:number-columns-repeated="10"/>
        </table:table-row>
        <table:table-row table:style-name="ro2">
          <table:table-cell table:style-name="ce3" office:value-type="string" calcext:value-type="string">
            <text:p>mutationProbability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246287128712871" calcext:value-type="float">
            <text:p>0,246287128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.0425055928411633" calcext:value-type="float">
            <text:p>0,04250559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649149922720247" calcext:value-type="float">
            <text:p>0,06491499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49149922720247" calcext:value-type="float">
            <text:p>0,0649149923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072142064372919" calcext:value-type="float">
            <text:p>0,0721420644</text:p>
          </table:table-cell>
          <table:table-cell office:value-type="float" office:value="1" calcext:value-type="float">
            <text:p>1</text:p>
          </table:table-cell>
          <table:table-cell office:value-type="float" office:value="0.310765815760266" calcext:value-type="float">
            <text:p>0,31076581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0518672199170125" calcext:value-type="float">
            <text:p>0,051867219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.216112531969309" calcext:value-type="float">
            <text:p>0,216112532</text:p>
          </table:table-cell>
          <table:table-cell office:value-type="float" office:value="0.0959079283887468" calcext:value-type="float">
            <text:p>0,09590792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3586698337292" calcext:value-type="float">
            <text:p>0,19358669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233532934131737" calcext:value-type="float">
            <text:p>0,2335329341</text:p>
          </table:table-cell>
          <table:table-cell office:value-type="float" office:value="1" calcext:value-type="float">
            <text:p>1</text:p>
          </table:table-cell>
          <table:table-cell office:value-type="float" office:value="0.122754491017964" calcext:value-type="float">
            <text:p>0,1227544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.00910273081924577" calcext:value-type="float">
            <text:p>0,00910273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matrix-columns-spanned="1" table:number-matrix-rows-spanned="2" table:formula="of:=FREQUENCY([.B168:.B217];0.1)" office:value-type="float" office:value="3" calcext:value-type="float">
            <text:p>3</text:p>
          </table:table-cell>
          <table:table-cell table:number-matrix-columns-spanned="1" table:number-matrix-rows-spanned="2" table:formula="of:=FREQUENCY([.C168:.C217];0.1)" office:value-type="float" office:value="20" calcext:value-type="float">
            <text:p>20</text:p>
          </table:table-cell>
          <table:table-cell table:number-matrix-columns-spanned="1" table:number-matrix-rows-spanned="2" table:formula="of:=FREQUENCY([.D168:.D217];0.1)" office:value-type="float" office:value="31" calcext:value-type="float">
            <text:p>31</text:p>
          </table:table-cell>
          <table:table-cell table:number-matrix-columns-spanned="1" table:number-matrix-rows-spanned="2" table:formula="of:=FREQUENCY([.E168:.E217];0.1)" office:value-type="float" office:value="34" calcext:value-type="float">
            <text:p>34</text:p>
          </table:table-cell>
          <table:table-cell table:number-matrix-columns-spanned="1" table:number-matrix-rows-spanned="2" table:formula="of:=FREQUENCY([.F168:.F217];0.1)" office:value-type="float" office:value="37" calcext:value-type="float">
            <text:p>37</text:p>
          </table:table-cell>
          <table:table-cell table:number-matrix-columns-spanned="1" table:number-matrix-rows-spanned="2" table:formula="of:=FREQUENCY([.G168:.G217];0.1)" office:value-type="float" office:value="43" calcext:value-type="float">
            <text:p>43</text:p>
          </table:table-cell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AVG</text:p>
          </table:table-cell>
          <table:table-cell table:style-name="ce5" table:formula="of:=AVERAGE([.B168:.B217])" office:value-type="percentage" office:value="0.912076586942691" calcext:value-type="percentage">
            <text:p>91,21%</text:p>
          </table:table-cell>
          <table:table-cell table:style-name="ce5" table:formula="of:=AVERAGE([.C168:.C217])" office:value-type="percentage" office:value="0.585354417112594" calcext:value-type="percentage">
            <text:p>58,54%</text:p>
          </table:table-cell>
          <table:table-cell table:style-name="ce5" table:formula="of:=AVERAGE([.D168:.D217])" office:value-type="percentage" office:value="0.335758598515526" calcext:value-type="percentage">
            <text:p>33,58%</text:p>
          </table:table-cell>
          <table:table-cell table:style-name="ce5" table:formula="of:=AVERAGE([.E168:.E217])" office:value-type="percentage" office:value="0.32" calcext:value-type="percentage">
            <text:p>32,00%</text:p>
          </table:table-cell>
          <table:table-cell table:style-name="ce5" table:formula="of:=AVERAGE([.F168:.F217])" office:value-type="percentage" office:value="0.26129829984544" calcext:value-type="percentage">
            <text:p>26,13%</text:p>
          </table:table-cell>
          <table:table-cell table:style-name="ce5" table:formula="of:=AVERAGE([.G168:.G217])" office:value-type="percentage" office:value="0.14129829984544" calcext:value-type="percentage">
            <text:p>14,13%</text:p>
          </table:table-cell>
          <table:table-cell table:style-name="ce5"/>
          <table:table-cell table:number-columns-repeated="2"/>
        </table:table-row>
        <table:table-row table:style-name="ro3">
          <table:table-cell table:number-columns-repeated="10"/>
        </table:table-row>
        <table:table-row table:style-name="ro2">
          <table:table-cell table:style-name="ce3" office:value-type="string" calcext:value-type="string">
            <text:p>selectionSiz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246592317224" calcext:value-type="float">
            <text:p>0,34324659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0612021857923497" calcext:value-type="float">
            <text:p>0,06120218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52153110048" calcext:value-type="float">
            <text:p>0,1399521531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01875" calcext:value-type="float">
            <text:p>0,018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.0425055928411633" calcext:value-type="float">
            <text:p>0,042505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649149922720247" calcext:value-type="float">
            <text:p>0,0649149923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06748466257669" calcext:value-type="float">
            <text:p>0,00306748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140776699029126" calcext:value-type="float">
            <text:p>0,1407766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3132530120482" calcext:value-type="float">
            <text:p>0,183132530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0746887966804979" calcext:value-type="float">
            <text:p>0,07468879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193586698337292" calcext:value-type="float">
            <text:p>0,19358669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169161676646707" calcext:value-type="float">
            <text:p>0,169161676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matrix-columns-spanned="1" table:number-matrix-rows-spanned="2" table:formula="of:=FREQUENCY([.B223:.B272];0.1)" office:value-type="float" office:value="7" calcext:value-type="float">
            <text:p>7</text:p>
          </table:table-cell>
          <table:table-cell table:number-matrix-columns-spanned="1" table:number-matrix-rows-spanned="2" table:formula="of:=FREQUENCY([.C223:.C272];0.1)" office:value-type="float" office:value="37" calcext:value-type="float">
            <text:p>37</text:p>
          </table:table-cell>
          <table:table-cell table:number-matrix-columns-spanned="1" table:number-matrix-rows-spanned="2" table:formula="of:=FREQUENCY([.D223:.D272];0.1)" office:value-type="float" office:value="35" calcext:value-type="float">
            <text:p>35</text:p>
          </table:table-cell>
          <table:table-cell table:number-matrix-columns-spanned="1" table:number-matrix-rows-spanned="2" table:formula="of:=FREQUENCY([.E223:.E272];0.1)" office:value-type="float" office:value="27" calcext:value-type="float">
            <text:p>27</text:p>
          </table:table-cell>
          <table:table-cell table:number-matrix-columns-spanned="1" table:number-matrix-rows-spanned="2" table:formula="of:=FREQUENCY([.F223:.F272];0.1)" office:value-type="float" office:value="24" calcext:value-type="float">
            <text:p>24</text:p>
          </table:table-cell>
          <table:table-cell table:number-columns-repeated="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VG</text:p>
          </table:table-cell>
          <table:table-cell table:style-name="ce5" table:formula="of:=AVERAGE([.B223:.B272])" office:value-type="percentage" office:value="0.813163321129719" calcext:value-type="percentage">
            <text:p>81,32%</text:p>
          </table:table-cell>
          <table:table-cell table:style-name="ce5" table:formula="of:=AVERAGE([.C223:.C272])" office:value-type="percentage" office:value="0.260850111856823" calcext:value-type="percentage">
            <text:p>26,09%</text:p>
          </table:table-cell>
          <table:table-cell table:style-name="ce5" table:formula="of:=AVERAGE([.D223:.D272])" office:value-type="percentage" office:value="0.301359649538692" calcext:value-type="percentage">
            <text:p>30,14%</text:p>
          </table:table-cell>
          <table:table-cell table:style-name="ce5" table:formula="of:=AVERAGE([.E223:.E272])" office:value-type="percentage" office:value="0.448224581385037" calcext:value-type="percentage">
            <text:p>44,82%</text:p>
          </table:table-cell>
          <table:table-cell table:style-name="ce5" table:formula="of:=AVERAGE([.F223:.F272])" office:value-type="percentage" office:value="0.487759993510051" calcext:value-type="percentage">
            <text:p>48,78%</text:p>
          </table:table-cell>
          <table:table-cell table:style-name="ce5"/>
          <table:table-cell table:number-columns-repeated="3"/>
        </table:table-row>
        <table:table-row table:style-name="ro4">
          <table:table-cell table:number-columns-repeated="10"/>
        </table:table-row>
        <table:table-row table:style-name="ro2">
          <table:table-cell table:style-name="ce3" office:value-type="string" calcext:value-type="string">
            <text:p>bonusClause</text:p>
          </table:table-cell>
          <table:table-cell table:style-name="ce3" office:value-type="string" calcext:value-type="string">
            <text:p>SumOfWeight / 2</text:p>
          </table:table-cell>
          <table:table-cell table:style-name="ce3" office:value-type="string" calcext:value-type="string">
            <text:p>SumOfWeight / 5</text:p>
          </table:table-cell>
          <table:table-cell table:style-name="ce3" office:value-type="string" calcext:value-type="string">
            <text:p>sumOfWeight / 10</text:p>
          </table:table-cell>
          <table:table-cell table:style-name="ce3" office:value-type="string" calcext:value-type="string">
            <text:p>SumOfWeight / 50</text:p>
          </table:table-cell>
          <table:table-cell table:style-name="ce3" office:value-type="string" calcext:value-type="string">
            <text:p>SumOfWeight / 100</text:p>
          </table:table-cell>
          <table:table-cell table:style-name="ce3" office:value-type="string" calcext:value-type="string">
            <text:p>sumOfWeight / variablesCount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343246592317224" calcext:value-type="float">
            <text:p>0,34324659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755980861244" calcext:value-type="float">
            <text:p>0,1375598086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425055928411633" calcext:value-type="float">
            <text:p>0,04250559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.0649149922720247" calcext:value-type="float">
            <text:p>0,0649149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00306748466257669" calcext:value-type="float">
            <text:p>0,0030674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183132530120482" calcext:value-type="float">
            <text:p>0,1831325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332480818414322" calcext:value-type="float">
            <text:p>0,0332480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196777905638665" calcext:value-type="float">
            <text:p>0,19677790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matrix-columns-spanned="1" table:number-matrix-rows-spanned="2" table:formula="of:=FREQUENCY([.B278:.B327];0.1)" office:value-type="float" office:value="39" calcext:value-type="float">
            <text:p>39</text:p>
          </table:table-cell>
          <table:table-cell table:number-matrix-columns-spanned="1" table:number-matrix-rows-spanned="2" table:formula="of:=FREQUENCY([.C278:.C327];0.1)" office:value-type="float" office:value="41" calcext:value-type="float">
            <text:p>41</text:p>
          </table:table-cell>
          <table:table-cell table:number-matrix-columns-spanned="1" table:number-matrix-rows-spanned="2" table:formula="of:=FREQUENCY([.D278:.D327];0.1)" office:value-type="float" office:value="37" calcext:value-type="float">
            <text:p>37</text:p>
          </table:table-cell>
          <table:table-cell table:number-matrix-columns-spanned="1" table:number-matrix-rows-spanned="2" table:formula="of:=FREQUENCY([.E278:.E327];0.1)" office:value-type="float" office:value="4" calcext:value-type="float">
            <text:p>4</text:p>
          </table:table-cell>
          <table:table-cell table:number-matrix-columns-spanned="1" table:number-matrix-rows-spanned="2" table:formula="of:=FREQUENCY([.F278:.F327];0.1)" office:value-type="float" office:value="4" calcext:value-type="float">
            <text:p>4</text:p>
          </table:table-cell>
          <table:table-cell table:number-matrix-columns-spanned="1" table:number-matrix-rows-spanned="2" table:formula="of:=FREQUENCY([.G278:.G327];0.1)" office:value-type="float" office:value="22" calcext:value-type="float">
            <text:p>22</text:p>
          </table:table-cell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AVG</text:p>
          </table:table-cell>
          <table:table-cell table:style-name="ce5" table:formula="of:=AVERAGE([.B278:.B327])" office:value-type="percentage" office:value="0.191887231987446" calcext:value-type="percentage">
            <text:p>19,19%</text:p>
          </table:table-cell>
          <table:table-cell table:style-name="ce5" table:formula="of:=AVERAGE([.C278:.C327])" office:value-type="percentage" office:value="0.165233857958214" calcext:value-type="percentage">
            <text:p>16,52%</text:p>
          </table:table-cell>
          <table:table-cell table:style-name="ce5" table:formula="of:=AVERAGE([.D278:.D327])" office:value-type="percentage" office:value="0.262813373339092" calcext:value-type="percentage">
            <text:p>26,28%</text:p>
          </table:table-cell>
          <table:table-cell table:style-name="ce5" table:formula="of:=AVERAGE([.E278:.E327])" office:value-type="percentage" office:value="0.92" calcext:value-type="percentage">
            <text:p>92,00%</text:p>
          </table:table-cell>
          <table:table-cell table:style-name="ce5" table:formula="of:=AVERAGE([.F278:.F327])" office:value-type="percentage" office:value="0.92" calcext:value-type="percentage">
            <text:p>92,00%</text:p>
          </table:table-cell>
          <table:table-cell table:style-name="ce5" table:formula="of:=AVERAGE([.G278:.G327])" office:value-type="percentage" office:value="0.542751196172249" calcext:value-type="percentage">
            <text:p>54,28%</text:p>
          </table:table-cell>
          <table:table-cell table:number-columns-repeated="3"/>
        </table:table-row>
        <table:table-row table:style-name="ro4">
          <table:table-cell table:number-columns-repeated="10"/>
        </table:table-row>
        <table:table-row table:style-name="ro2">
          <table:table-cell table:style-name="ce3" office:value-type="string" calcext:value-type="string">
            <text:p>bonusFormula</text:p>
          </table:table-cell>
          <table:table-cell table:style-name="ce3" office:value-type="string" calcext:value-type="string">
            <text:p>sumOfWeight / 2</text:p>
          </table:table-cell>
          <table:table-cell table:style-name="ce3" office:value-type="string" calcext:value-type="string">
            <text:p>sumOfWeight</text:p>
          </table:table-cell>
          <table:table-cell table:style-name="ce3" office:value-type="string" calcext:value-type="string">
            <text:p>SumOfWeight * 2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0.0649149922720247" calcext:value-type="float">
            <text:p>0,0649149923</text:p>
          </table:table-cell>
          <table:table-cell office:value-type="float" office:value="1" calcext:value-type="float">
            <text:p>1</text:p>
          </table:table-cell>
          <table:table-cell office:value-type="float" office:value="0.0649149922720247" calcext:value-type="float">
            <text:p>0,0649149923</text:p>
          </table:table-cell>
          <table:table-cell table:number-columns-repeated="6"/>
        </table:table-row>
        <table:table-row table:style-name="ro3">
          <table:table-cell/>
          <table:table-cell office:value-type="float" office:value="0.00306748466257669" calcext:value-type="float">
            <text:p>0,0030674847</text:p>
          </table:table-cell>
          <table:table-cell office:value-type="float" office:value="0" calcext:value-type="float">
            <text:p>0</text:p>
          </table:table-cell>
          <table:table-cell office:value-type="float" office:value="0.00306748466257669" calcext:value-type="float">
            <text:p>0,00306748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183132530120482" calcext:value-type="float">
            <text:p>0,183132530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22754491017964" calcext:value-type="float">
            <text:p>0,12275449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0.184655396618986" calcext:value-type="float">
            <text:p>0,1846553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matrix-columns-spanned="1" table:number-matrix-rows-spanned="2" table:formula="of:=FREQUENCY([.B333:.B382];0.1)" office:value-type="float" office:value="30" calcext:value-type="float">
            <text:p>30</text:p>
          </table:table-cell>
          <table:table-cell table:number-matrix-columns-spanned="1" table:number-matrix-rows-spanned="2" table:formula="of:=FREQUENCY([.C333:.C382];0.1)" office:value-type="float" office:value="35" calcext:value-type="float">
            <text:p>35</text:p>
          </table:table-cell>
          <table:table-cell table:number-matrix-columns-spanned="1" table:number-matrix-rows-spanned="2" table:formula="of:=FREQUENCY([.D333:.D382];0.1)" office:value-type="float" office:value="36" calcext:value-type="float">
            <text:p>36</text:p>
          </table:table-cell>
          <table:table-cell table:number-columns-repeated="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AVG</text:p>
          </table:table-cell>
          <table:table-cell table:style-name="ce5" table:formula="of:=AVERAGE([.B333:.B382])" office:value-type="percentage" office:value="0.385052757471072" calcext:value-type="percentage">
            <text:p>38,51%</text:p>
          </table:table-cell>
          <table:table-cell table:style-name="ce5" table:formula="of:=AVERAGE([.C333:.C382])" office:value-type="percentage" office:value="0.28366265060241" calcext:value-type="percentage">
            <text:p>28,37%</text:p>
          </table:table-cell>
          <table:table-cell table:style-name="ce5" table:formula="of:=AVERAGE([.D333:.D382])" office:value-type="percentage" office:value="0.247477389961461" calcext:value-type="percentage">
            <text:p>24,75%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style-name="ce3" office:value-type="string" calcext:value-type="string">
            <text:p>elitism</text:p>
          </table:table-cell>
          <table:table-cell table:style-name="ce3" office:value-type="string" calcext:value-type="string">
            <text:p>PopulationSize / 20</text:p>
          </table:table-cell>
          <table:table-cell table:style-name="ce3" office:value-type="string" calcext:value-type="string">
            <text:p>PopulationSize / 50</text:p>
          </table:table-cell>
          <table:table-cell table:style-name="ce3" office:value-type="string" calcext:value-type="string">
            <text:p>populationSize / 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89432989690722" calcext:value-type="float">
            <text:p>0,1894329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0425055928411633" calcext:value-type="float">
            <text:p>0,04250559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0649149922720247" calcext:value-type="float">
            <text:p>0,06491499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649149922720247" calcext:value-type="float">
            <text:p>0,0649149923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00306748466257669" calcext:value-type="float">
            <text:p>0,00306748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183132530120482" calcext:value-type="float">
            <text:p>0,1831325301</text:p>
          </table:table-cell>
          <table:table-cell office:value-type="float" office:value="0" calcext:value-type="float">
            <text:p>0</text:p>
          </table:table-cell>
          <table:table-cell office:value-type="float" office:value="0.183132530120482" calcext:value-type="float">
            <text:p>0,18313253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332480818414322" calcext:value-type="float">
            <text:p>0,03324808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22754491017964" calcext:value-type="float">
            <text:p>0,1227544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196777905638665" calcext:value-type="float">
            <text:p>0,19677790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matrix-columns-spanned="1" table:number-matrix-rows-spanned="2" table:formula="of:=FREQUENCY([.B388:.B437];0.1)" office:value-type="float" office:value="33" calcext:value-type="float">
            <text:p>33</text:p>
          </table:table-cell>
          <table:table-cell table:number-matrix-columns-spanned="1" table:number-matrix-rows-spanned="2" table:formula="of:=FREQUENCY([.C388:.C437];0.1)" office:value-type="float" office:value="33" calcext:value-type="float">
            <text:p>33</text:p>
          </table:table-cell>
          <table:table-cell table:number-matrix-columns-spanned="1" table:number-matrix-rows-spanned="2" table:formula="of:=FREQUENCY([.D388:.D437];0.1)" office:value-type="float" office:value="36" calcext:value-type="float">
            <text:p>36</text:p>
          </table:table-cell>
          <table:table-cell table:number-matrix-columns-spanned="1" table:number-matrix-rows-spanned="2" table:formula="of:=FREQUENCY([.E388:.E437];0.1)" office:value-type="float" office:value="32" calcext:value-type="float">
            <text:p>32</text:p>
          </table:table-cell>
          <table:table-cell table:number-matrix-columns-spanned="1" table:number-matrix-rows-spanned="2" table:formula="of:=FREQUENCY([.F388:.F437];0.1)" office:value-type="float" office:value="40" calcext:value-type="float">
            <text:p>40</text:p>
          </table:table-cell>
          <table:table-cell table:number-columns-repeated="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VG</text:p>
          </table:table-cell>
          <table:table-cell table:style-name="ce5" table:formula="of:=AVERAGE([.B388:.B437])" office:value-type="percentage" office:value="0.34129829984544" calcext:value-type="percentage">
            <text:p>34,13%</text:p>
          </table:table-cell>
          <table:table-cell table:style-name="ce5" table:formula="of:=AVERAGE([.C388:.C437])" office:value-type="percentage" office:value="0.308509670265258" calcext:value-type="percentage">
            <text:p>30,85%</text:p>
          </table:table-cell>
          <table:table-cell table:style-name="ce5" table:formula="of:=AVERAGE([.D388:.D437])" office:value-type="percentage" office:value="0.248207011096443" calcext:value-type="percentage">
            <text:p>24,82%</text:p>
          </table:table-cell>
          <table:table-cell table:style-name="ce5" table:formula="of:=AVERAGE([.E388:.E437])" office:value-type="percentage" office:value="0.34496095044785" calcext:value-type="percentage">
            <text:p>34,50%</text:p>
          </table:table-cell>
          <table:table-cell table:style-name="ce5" table:formula="of:=AVERAGE([.F388:.F437])" office:value-type="percentage" office:value="0.20129829984544" calcext:value-type="percentage">
            <text:p>20,13%</text:p>
          </table:table-cell>
          <table:table-cell table:number-columns-repeated="4"/>
        </table:table-row>
        <table:table-row table:style-name="ro4">
          <table:table-cell table:number-columns-repeated="10"/>
        </table:table-row>
        <table:table-row table:style-name="ro2">
          <table:table-cell table:style-name="ce3" office:value-type="string" calcext:value-type="string">
            <text:p>improvementCount</text:p>
          </table:table-cell>
          <table:table-cell table:style-name="ce3" office:value-type="string" calcext:value-type="string">
            <text:p>populationSize / 50</text:p>
          </table:table-cell>
          <table:table-cell table:style-name="ce3" office:value-type="string" calcext:value-type="string">
            <text:p>PopulationSize / 1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.0649149922720247" calcext:value-type="float">
            <text:p>0,0649149923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306748466257669" calcext:value-type="float">
            <text:p>0,0030674847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float" office:value="0.122754491017964" calcext:value-type="float">
            <text:p>0,1227544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matrix-columns-spanned="1" table:number-matrix-rows-spanned="2" table:formula="of:=FREQUENCY([.B443:.B492];0.1)" office:value-type="float" office:value="35" calcext:value-type="float">
            <text:p>35</text:p>
          </table:table-cell>
          <table:table-cell table:number-matrix-columns-spanned="1" table:number-matrix-rows-spanned="2" table:formula="of:=FREQUENCY([.C443:.C492];0.1)" office:value-type="float" office:value="36" calcext:value-type="float">
            <text:p>36</text:p>
          </table:table-cell>
          <table:table-cell table:number-matrix-columns-spanned="1" table:number-matrix-rows-spanned="2" table:formula="of:=FREQUENCY([.D443:.D492];0.1)" office:value-type="float" office:value="33" calcext:value-type="float">
            <text:p>33</text:p>
          </table:table-cell>
          <table:table-cell table:number-columns-repeated="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AVG</text:p>
          </table:table-cell>
          <table:table-cell table:style-name="ce5" table:formula="of:=AVERAGE([.B443:.B492])" office:value-type="percentage" office:value="0.2837533896658" calcext:value-type="percentage">
            <text:p>28,38%</text:p>
          </table:table-cell>
          <table:table-cell table:style-name="ce5" table:formula="of:=AVERAGE([.C443:.C492])" office:value-type="percentage" office:value="0.28129829984544" calcext:value-type="percentage">
            <text:p>28,13%</text:p>
          </table:table-cell>
          <table:table-cell table:style-name="ce5" table:formula="of:=AVERAGE([.D443:.D492])" office:value-type="percentage" office:value="0.341359649538692" calcext:value-type="percentage">
            <text:p>34,14%</text:p>
          </table:table-cell>
          <table:table-cell table:number-columns-repeated="6"/>
        </table:table-row>
        <table:table-row table:style-name="ro4">
          <table:table-cell table:number-columns-repeated="10"/>
        </table:table-row>
        <table:table-row table:style-name="ro3">
          <table:table-cell/>
          <table:table-cell office:value-type="string" calcext:value-type="string">
            <text:p>jednobodové křížení</text:p>
          </table:table-cell>
          <table:table-cell office:value-type="string" calcext:value-type="string">
            <text:p>dvoubodové křížení</text:p>
          </table:table-cell>
          <table:table-cell table:style-name="ce7" office:value-type="time" office:time-value="PT50H50M00S" calcext:value-type="time">
            <text:p>50:50:00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43246592317224" calcext:value-type="float">
            <text:p>0,3432465923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float" office:value="0.0649149922720247" calcext:value-type="float">
            <text:p>0,0649149923</text:p>
          </table:table-cell>
          <table:table-cell office:value-type="float" office:value="0" calcext:value-type="float">
            <text:p>0</text:p>
          </table:table-cell>
          <table:table-cell office:value-type="float" office:value="0.0649149922720247" calcext:value-type="float">
            <text:p>0,0649149923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00306748466257669" calcext:value-type="float">
            <text:p>0,00306748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10726643598616" calcext:value-type="float">
            <text:p>0,1107266436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0332480818414322" calcext:value-type="float">
            <text:p>0,03324808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22754491017964" calcext:value-type="float">
            <text:p>0,122754491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matrix-columns-spanned="1" table:number-matrix-rows-spanned="2" table:formula="of:=FREQUENCY([.B498:.B547];0.1)" office:value-type="float" office:value="37" calcext:value-type="float">
            <text:p>37</text:p>
          </table:table-cell>
          <table:table-cell table:number-matrix-columns-spanned="1" table:number-matrix-rows-spanned="2" table:formula="of:=FREQUENCY([.C498:.C547];0.1)" office:value-type="float" office:value="33" calcext:value-type="float">
            <text:p>33</text:p>
          </table:table-cell>
          <table:table-cell table:number-matrix-columns-spanned="1" table:number-matrix-rows-spanned="2" table:formula="of:=FREQUENCY([.D498:.D547];0.1)" office:value-type="float" office:value="33" calcext:value-type="float">
            <text:p>33</text:p>
          </table:table-cell>
          <table:table-cell table:number-columns-repeated="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>
            <text:p>AVG</text:p>
          </table:table-cell>
          <table:table-cell table:style-name="ce5" table:formula="of:=AVERAGE([.B498:.B547])" office:value-type="percentage" office:value="0.26129829984544" calcext:value-type="percentage">
            <text:p>26,13%</text:p>
          </table:table-cell>
          <table:table-cell table:style-name="ce5" table:formula="of:=AVERAGE([.C498:.C547])" office:value-type="percentage" office:value="0.34072631133008" calcext:value-type="percentage">
            <text:p>34,07%</text:p>
          </table:table-cell>
          <table:table-cell table:style-name="ce5" table:formula="of:=AVERAGE([.D498:.D547])" office:value-type="percentage" office:value="0.292832854384117" calcext:value-type="percentage">
            <text:p>29,28%</text:p>
          </table:table-cell>
          <table:table-cell table:number-columns-repeated="6"/>
        </table:table-row>
        <table:table-row table:style-name="ro4">
          <table:table-cell table:number-columns-repeated="10"/>
        </table:table-row>
        <table:table-row table:style-name="ro4">
          <table:table-cell office:value-type="string" calcext:value-type="string">
            <text:p>500 hodnot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.008274231678487" calcext:value-type="float">
            <text:p>0,0082742317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.0395778364116095" calcext:value-type="float">
            <text:p>0,0395778364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.301863354037267" calcext:value-type="float">
            <text:p>0,301863354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.146399055489965" calcext:value-type="float">
            <text:p>0,1463990555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float" office:value="0.0404463040446304" calcext:value-type="float">
            <text:p>0,040446304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5" table:formula="of:=AVERAGE([.A553:.A1052])" office:value-type="percentage" office:value="0.0170731215633239" calcext:value-type="percentage">
            <text:p>1,71%</text:p>
          </table:table-cell>
          <table:table-cell table:number-columns-repeated="9"/>
        </table:table-row>
        <table:table-row table:style-name="ro4">
          <table:table-cell table:number-columns-repeated="10"/>
        </table:table-row>
        <table:table-row table:style-name="ro2">
          <table:table-cell table:style-name="ce3" office:value-type="string" calcext:value-type="string">
            <text:p>zavislost na rostouci hmotnost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x. Hmotno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0689655172413793" calcext:value-type="float">
            <text:p>0,068965517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matrix-columns-spanned="1" table:number-matrix-rows-spanned="2" table:formula="of:=FREQUENCY([.B1056:.B1105];0.1)" office:value-type="float" office:value="50" calcext:value-type="float">
            <text:p>50</text:p>
          </table:table-cell>
          <table:table-cell table:number-matrix-columns-spanned="1" table:number-matrix-rows-spanned="2" table:formula="of:=FREQUENCY([.C1056:.C1105];0.1)" office:value-type="float" office:value="49" calcext:value-type="float">
            <text:p>49</text:p>
          </table:table-cell>
          <table:table-cell table:number-matrix-columns-spanned="1" table:number-matrix-rows-spanned="2" table:formula="of:=FREQUENCY([.D1056:.D1105];0.1)" office:value-type="float" office:value="50" calcext:value-type="float">
            <text:p>50</text:p>
          </table:table-cell>
          <table:table-cell table:number-matrix-columns-spanned="1" table:number-matrix-rows-spanned="2" table:formula="of:=FREQUENCY([.E1056:.E1105];0.1)" office:value-type="float" office:value="48" calcext:value-type="float">
            <text:p>48</text:p>
          </table:table-cell>
          <table:table-cell table:number-matrix-columns-spanned="1" table:number-matrix-rows-spanned="2" table:formula="of:=FREQUENCY([.F1056:.F1105];0.1)" office:value-type="float" office:value="50" calcext:value-type="float">
            <text:p>50</text:p>
          </table:table-cell>
          <table:table-cell table:number-matrix-columns-spanned="1" table:number-matrix-rows-spanned="2" table:formula="of:=FREQUENCY([.G1056:.G1105];0.1)" office:value-type="float" office:value="49" calcext:value-type="float">
            <text:p>49</text:p>
          </table:table-cell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AVG</text:p>
          </table:table-cell>
          <table:table-cell table:style-name="ce5" table:formula="of:=AVERAGE([.B1056:.B1105])" office:value-type="percentage" office:value="0.00137931034482759" calcext:value-type="percentage">
            <text:p>0,14%</text:p>
          </table:table-cell>
          <table:table-cell table:style-name="ce5" table:formula="of:=AVERAGE([.C1056:.C1105])" office:value-type="percentage" office:value="0.02" calcext:value-type="percentage">
            <text:p>2,00%</text:p>
          </table:table-cell>
          <table:table-cell table:style-name="ce5" table:formula="of:=AVERAGE([.D1056:.D1105])" office:value-type="percentage" office:value="0" calcext:value-type="percentage">
            <text:p>0,00%</text:p>
          </table:table-cell>
          <table:table-cell table:style-name="ce5" table:formula="of:=AVERAGE([.E1056:.E1105])" office:value-type="percentage" office:value="0.04" calcext:value-type="percentage">
            <text:p>4,00%</text:p>
          </table:table-cell>
          <table:table-cell table:style-name="ce5" table:formula="of:=AVERAGE([.F1056:.F1105])" office:value-type="percentage" office:value="0" calcext:value-type="percentage">
            <text:p>0,00%</text:p>
          </table:table-cell>
          <table:table-cell table:style-name="ce5" table:formula="of:=AVERAGE([.G1056:.G1105])" office:value-type="percentage" office:value="0.02" calcext:value-type="percentage">
            <text:p>2,00%</text:p>
          </table:table-cell>
          <table:table-cell table:number-columns-repeated="3"/>
        </table:table-row>
        <table:table-row table:style-name="ro4">
          <table:table-cell table:number-columns-repeated="10"/>
        </table:table-row>
        <table:table-row table:style-name="ro2">
          <table:table-cell office:value-type="string" calcext:value-type="string">
            <text:p>počet promennych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25, více generací</text:p>
          </table:table-cell>
          <table:table-cell table:style-name="ce3" office:value-type="string" calcext:value-type="string">
            <text:p>25, větší popul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riabl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05992509363296" calcext:value-type="float">
            <text:p>0,02059925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38659793814433" calcext:value-type="float">
            <text:p>0,0038659794</text:p>
          </table:table-cell>
          <table:table-cell office:value-type="float" office:value="0.141129032258065" calcext:value-type="float">
            <text:p>0,14112903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841784989858012" calcext:value-type="float">
            <text:p>0,0841784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15984015984016" calcext:value-type="float">
            <text:p>0,0159840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919220055710306" calcext:value-type="float">
            <text:p>0,09192200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120627261761158" calcext:value-type="float">
            <text:p>0,00120627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343283582089552" calcext:value-type="float">
            <text:p>0,03432835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18005540166205" calcext:value-type="float">
            <text:p>0,01800554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820568927789934" calcext:value-type="float">
            <text:p>0,0820568928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0961923847695391" calcext:value-type="float">
            <text:p>0,09619238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316742081447964" calcext:value-type="float">
            <text:p>0,0316742081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24671052631579" calcext:value-type="float">
            <text:p>0,0246710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0441988950276" calcext:value-type="float">
            <text:p>0,0320441989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524433849821216" calcext:value-type="float">
            <text:p>0,052443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19610570236439" calcext:value-type="float">
            <text:p>0,11961057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556792873051225" calcext:value-type="float">
            <text:p>0,0556792873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236842105263158" calcext:value-type="float">
            <text:p>0,0236842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matrix-columns-spanned="1" table:number-matrix-rows-spanned="2" table:formula="of:=FREQUENCY([.B1111:.B1160];0.1)" office:value-type="float" office:value="50" calcext:value-type="float">
            <text:p>50</text:p>
          </table:table-cell>
          <table:table-cell table:number-matrix-columns-spanned="1" table:number-matrix-rows-spanned="2" table:formula="of:=FREQUENCY([.C1111:.C1160];0.1)" office:value-type="float" office:value="50" calcext:value-type="float">
            <text:p>50</text:p>
          </table:table-cell>
          <table:table-cell table:number-matrix-columns-spanned="1" table:number-matrix-rows-spanned="2" table:formula="of:=FREQUENCY([.D1111:.D1160];0.1)" office:value-type="float" office:value="49" calcext:value-type="float">
            <text:p>49</text:p>
          </table:table-cell>
          <table:table-cell table:number-matrix-columns-spanned="1" table:number-matrix-rows-spanned="2" table:formula="of:=FREQUENCY([.E1111:.E1160];0.1)" office:value-type="float" office:value="48" calcext:value-type="float">
            <text:p>48</text:p>
          </table:table-cell>
          <table:table-cell table:number-matrix-columns-spanned="1" table:number-matrix-rows-spanned="2" table:formula="of:=FREQUENCY([.F1111:.F1160];0.1)" office:value-type="float" office:value="50" calcext:value-type="float">
            <text:p>50</text:p>
          </table:table-cell>
          <table:table-cell table:number-matrix-columns-spanned="1" table:number-matrix-rows-spanned="2" table:formula="of:=FREQUENCY([.G1111:.G1160];0.1)" office:value-type="float" office:value="48" calcext:value-type="float">
            <text:p>48</text:p>
          </table:table-cell>
          <table:table-cell table:number-matrix-columns-spanned="1" table:number-matrix-rows-spanned="2" table:formula="of:=FREQUENCY([.H1111:.H1160];0.1)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AVG</text:p>
          </table:table-cell>
          <table:table-cell table:style-name="ce5" table:formula="of:=AVERAGE([.B1111:.B1160])" office:value-type="percentage" office:value="0" calcext:value-type="percentage">
            <text:p>0,00%</text:p>
          </table:table-cell>
          <table:table-cell table:style-name="ce5" table:formula="of:=AVERAGE([.C1111:.C1160])" office:value-type="percentage" office:value="0.00192384769539078" calcext:value-type="percentage">
            <text:p>0,19%</text:p>
          </table:table-cell>
          <table:table-cell table:style-name="ce5" table:formula="of:=AVERAGE([.D1111:.D1160])" office:value-type="percentage" office:value="0.00239221140472879" calcext:value-type="percentage">
            <text:p>0,24%</text:p>
          </table:table-cell>
          <table:table-cell table:style-name="ce5" table:formula="of:=AVERAGE([.E1111:.E1160])" office:value-type="percentage" office:value="0.0404934210526316" calcext:value-type="percentage">
            <text:p>4,05%</text:p>
          </table:table-cell>
          <table:table-cell table:style-name="ce5" table:formula="of:=AVERAGE([.F1111:.F1160])" office:value-type="percentage" office:value="0.00474210446374343" calcext:value-type="percentage">
            <text:p>0,47%</text:p>
          </table:table-cell>
          <table:table-cell table:style-name="ce5" table:formula="of:=AVERAGE([.G1111:.G1160])" office:value-type="percentage" office:value="0.0250048265286145" calcext:value-type="percentage">
            <text:p>2,50%</text:p>
          </table:table-cell>
          <table:table-cell table:style-name="ce5" table:formula="of:=AVERAGE([.H1111:.H1160])" office:value-type="percentage" office:value="0.0440290917424788" calcext:value-type="percentage">
            <text:p>4,40%</text:p>
          </table:table-cell>
          <table:table-cell table:number-columns-repeated="2"/>
        </table:table-row>
        <table:table-row table:style-name="ro4">
          <table:table-cell table:number-columns-repeated="6"/>
          <table:table-cell office:value-type="string" calcext:value-type="string">
            <text:p>15 mi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očet klauzulí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00219298245614035" calcext:value-type="float">
            <text:p>0,00219298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548523206751055" calcext:value-type="float">
            <text:p>0,05485232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0958429561200924" calcext:value-type="float">
            <text:p>0,09584295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463821892393321" calcext:value-type="float">
            <text:p>0,04638218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0235294117647059" calcext:value-type="float">
            <text:p>0,02352941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matrix-columns-spanned="1" table:number-matrix-rows-spanned="2" table:formula="of:=FREQUENCY([.B1166:.B1215];0.1)" office:value-type="float" office:value="50" calcext:value-type="float">
            <text:p>50</text:p>
          </table:table-cell>
          <table:table-cell table:number-matrix-columns-spanned="1" table:number-matrix-rows-spanned="2" table:formula="of:=FREQUENCY([.C1166:.C1215];0.1)" office:value-type="float" office:value="50" calcext:value-type="float">
            <text:p>50</text:p>
          </table:table-cell>
          <table:table-cell table:number-matrix-columns-spanned="1" table:number-matrix-rows-spanned="2" table:formula="of:=FREQUENCY([.D1166:.D1215];0.1)" office:value-type="float" office:value="50" calcext:value-type="float">
            <text:p>50</text:p>
          </table:table-cell>
          <table:table-cell table:number-matrix-columns-spanned="1" table:number-matrix-rows-spanned="2" table:formula="of:=FREQUENCY([.E1166:.E1215];0.1)" office:value-type="float" office:value="49" calcext:value-type="float">
            <text:p>49</text:p>
          </table:table-cell>
          <table:table-cell table:number-matrix-columns-spanned="1" table:number-matrix-rows-spanned="2" table:formula="of:=FREQUENCY([.F1166:.F1215];0.1)" office:value-type="float" office:value="50" calcext:value-type="float">
            <text:p>50</text:p>
          </table:table-cell>
          <table:table-cell table:number-matrix-columns-spanned="1" table:number-matrix-rows-spanned="2" table:formula="of:=FREQUENCY([.G1166:.G1215];0.1)" office:value-type="float" office:value="50" calcext:value-type="float">
            <text:p>50</text:p>
          </table:table-cell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AVG</text:p>
          </table:table-cell>
          <table:table-cell table:style-name="ce5" table:formula="of:=AVERAGE([.B1166:.B1215])" office:value-type="percentage" office:value="0" calcext:value-type="percentage">
            <text:p>0,00%</text:p>
          </table:table-cell>
          <table:table-cell table:style-name="ce5" table:formula="of:=AVERAGE([.C1166:.C1215])" office:value-type="percentage" office:value="0.00243130700681877" calcext:value-type="percentage">
            <text:p>0,24%</text:p>
          </table:table-cell>
          <table:table-cell table:style-name="ce5" table:formula="of:=AVERAGE([.D1166:.D1215])" office:value-type="percentage" office:value="0.00302469019828875" calcext:value-type="percentage">
            <text:p>0,30%</text:p>
          </table:table-cell>
          <table:table-cell table:style-name="ce5" table:formula="of:=AVERAGE([.E1166:.E1215])" office:value-type="percentage" office:value="0.02" calcext:value-type="percentage">
            <text:p>2,00%</text:p>
          </table:table-cell>
          <table:table-cell table:style-name="ce5" table:formula="of:=AVERAGE([.F1166:.F1215])" office:value-type="percentage" office:value="0" calcext:value-type="percentage">
            <text:p>0,00%</text:p>
          </table:table-cell>
          <table:table-cell table:style-name="ce5" table:formula="of:=AVERAGE([.G1166:.G1215])" office:value-type="percentage" office:value="0" calcext:value-type="percentage">
            <text:p>0,00%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1 min</text:p>
          </table:table-cell>
          <table:table-cell/>
          <table:table-cell office:value-type="string" calcext:value-type="string">
            <text:p>13 min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očet promennych v klauzul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727802037845706" calcext:value-type="float">
            <text:p>0,00727802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020066889632107" calcext:value-type="float">
            <text:p>0,02006688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0147255689424364" calcext:value-type="float">
            <text:p>0,01472556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0158730158730159" calcext:value-type="float">
            <text:p>0,01587301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231481481481481" calcext:value-type="float">
            <text:p>0,00231481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matrix-columns-spanned="1" table:number-matrix-rows-spanned="2" table:formula="of:=FREQUENCY([.B1221:.B1270];0.1)" office:value-type="float" office:value="49" calcext:value-type="float">
            <text:p>49</text:p>
          </table:table-cell>
          <table:table-cell table:number-matrix-columns-spanned="1" table:number-matrix-rows-spanned="2" table:formula="of:=FREQUENCY([.C1221:.C1270];0.1)" office:value-type="float" office:value="50" calcext:value-type="float">
            <text:p>50</text:p>
          </table:table-cell>
          <table:table-cell table:number-matrix-columns-spanned="1" table:number-matrix-rows-spanned="2" table:formula="of:=FREQUENCY([.D1221:.D1270];0.1)" office:value-type="float" office:value="50" calcext:value-type="float">
            <text:p>50</text:p>
          </table:table-cell>
          <table:table-cell table:number-matrix-columns-spanned="1" table:number-matrix-rows-spanned="2" table:formula="of:=FREQUENCY([.E1221:.E1270];0.1)" office:value-type="float" office:value="50" calcext:value-type="float">
            <text:p>50</text:p>
          </table:table-cell>
          <table:table-cell table:number-matrix-columns-spanned="1" table:number-matrix-rows-spanned="2" table:formula="of:=FREQUENCY([.F1221:.F1270];0.1)" office:value-type="float" office:value="50" calcext:value-type="float">
            <text:p>50</text:p>
          </table:table-cell>
          <table:table-cell table:number-matrix-columns-spanned="1" table:number-matrix-rows-spanned="2" table:formula="of:=FREQUENCY([.G1221:.G1270];0.1)" office:value-type="float" office:value="50" calcext:value-type="float">
            <text:p>50</text:p>
          </table:table-cell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AVG</text:p>
          </table:table-cell>
          <table:table-cell table:style-name="ce5" table:formula="of:=AVERAGE([.B1221:.B1270])" office:value-type="percentage" office:value="0.02" calcext:value-type="percentage">
            <text:p>2,00%</text:p>
          </table:table-cell>
          <table:table-cell table:style-name="ce5" table:formula="of:=AVERAGE([.C1221:.C1270])" office:value-type="percentage" office:value="0.00101330948895119" calcext:value-type="percentage">
            <text:p>0,10%</text:p>
          </table:table-cell>
          <table:table-cell table:style-name="ce5" table:formula="of:=AVERAGE([.D1221:.D1270])" office:value-type="percentage" office:value="0.000191856703865438" calcext:value-type="percentage">
            <text:p>0,02%</text:p>
          </table:table-cell>
          <table:table-cell table:style-name="ce5" table:formula="of:=AVERAGE([.E1221:.E1270])" office:value-type="percentage" office:value="0" calcext:value-type="percentage">
            <text:p>0,00%</text:p>
          </table:table-cell>
          <table:table-cell table:style-name="ce5" table:formula="of:=AVERAGE([.F1221:.F1270])" office:value-type="percentage" office:value="0" calcext:value-type="percentage">
            <text:p>0,00%</text:p>
          </table:table-cell>
          <table:table-cell table:style-name="ce5" table:formula="of:=AVERAGE([.G1221:.G1270])" office:value-type="percentage" office:value="0" calcext:value-type="percentage">
            <text:p>0,00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.00.0000</text:date>, <text:time style:data-style-name="N2" text:time-value="0000-00-00T00:00:01.50839090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áš </meta:initial-creator>
    <meta:creation-date>2015-01-03T11:00:51.643377320</meta:creation-date>
    <meta:generator>LibreOffice/4.1.3.2$Linux_X86_64 LibreOffice_project/410m0$Build-2</meta:generator>
    <dc:date>2015-01-04T15:47:16.498857486</dc:date>
    <dc:creator>Lukáš </dc:creator>
    <meta:editing-duration>PT16H40M17S</meta:editing-duration>
    <meta:editing-cycles>180</meta:editing-cycles>
    <meta:document-statistic meta:table-count="1" meta:cell-count="4667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 chart:regression-type="linear"/>
      <style:graphic-properties draw:stroke="none" svg:stroke-width="0.08cm" svg:stroke-color="#772953" draw:fill-color="#772953"/>
      <style:text-properties fo:font-size="10pt" style:font-size-asian="10pt" style:font-size-complex="10pt"/>
    </style:style>
    <style:style style:name="ch12" style:family="chart">
      <style:graphic-properties svg:stroke-color="#772953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Průměrná chyba genetického algoritmu</text:p>
        </chart:title>
        <chart:subtitle svg:x="5.112cm" svg:y="1.301cm" chart:style-name="ch3">
          <text:p>v závislosti na velikosti populace</text:p>
        </chart:subtitle>
        <chart:legend chart:legend-position="end" svg:x="10.872cm" svg:y="3.952cm" style:legend-expansion="high" chart:style-name="ch4"/>
        <chart:plot-area chart:style-name="ch5" table:cell-range-address="List1.A2:List1.H2 List1.B55:List1.H55" chart:data-source-has-labels="both" svg:x="1.331cm" svg:y="2.37cm" svg:width="8.901cm" svg:height="5.469cm">
          <chartooo:coordinate-region svg:x="2.746cm" svg:y="2.57cm" svg:width="7.206cm" svg:height="4.622cm"/>
          <chart:axis chart:dimension="x" chart:name="primary-x" chart:style-name="ch6" chartooo:axis-type="auto">
            <chartooo:date-scale/>
            <chart:title svg:x="4.467cm" svg:y="8.019cm" chart:style-name="ch7">
              <text:p>velikost populace</text:p>
            </chart:title>
            <chart:categories table:cell-range-address="List1.B2:List1.H2"/>
          </chart:axis>
          <chart:axis chart:dimension="y" chart:name="primary-y" chart:style-name="ch8">
            <chart:title svg:x="0.451cm" svg:y="6.206cm" chart:style-name="ch9">
              <text:p>relativní chyba</text:p>
            </chart:title>
            <chart:grid chart:style-name="ch10" chart:class="major"/>
          </chart:axis>
          <chart:series chart:style-name="ch11" chart:values-cell-range-address="List1.B55:List1.H55" chart:label-cell-address="List1.A2:List1.A2" chart:class="chart:line">
            <chart:regression-curve chart:style-name="ch12"/>
            <chart:data-point/>
            <chart:data-point chart:style-name="ch13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List1.B2:List1.H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</table:table-row>
          </table:table-header-rows>
          <table:table-rows>
            <table:table-row>
              <table:table-cell office:value-type="string">
                <text:p>populationSize</text:p>
                <draw:g>
                  <svg:desc>List1.A2:List1.A2</svg:desc>
                </draw:g>
              </table:table-cell>
              <table:table-cell office:value-type="float" office:value="0.511825882294195">
                <text:p>0.511825882294195</text:p>
                <draw:g>
                  <svg:desc>List1.B55:List1.H55</svg:desc>
                </draw:g>
              </table:table-cell>
              <table:table-cell office:value-type="float" office:value="0.383372455418111">
                <text:p>0.383372455418111</text:p>
              </table:table-cell>
              <table:table-cell office:value-type="float" office:value="0.345872411997925">
                <text:p>0.345872411997925</text:p>
              </table:table-cell>
              <table:table-cell office:value-type="float" office:value="0.26">
                <text:p>0.26</text:p>
              </table:table-cell>
              <table:table-cell office:value-type="float" office:value="0.220061349693252">
                <text:p>0.220061349693252</text:p>
              </table:table-cell>
              <table:table-cell office:value-type="float" office:value="0.24">
                <text:p>0.24</text:p>
              </table:table-cell>
              <table:table-cell office:value-type="float" office:value="0.18129829984544">
                <text:p>0.18129829984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/>
      <style:graphic-properties draw:stroke="none" svg:stroke-width="0.08cm" svg:stroke-color="#772953" draw:fill-color="#772953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Průměrná chyba genetického algoritmu</text:p>
        </chart:title>
        <chart:subtitle svg:x="4.847cm" svg:y="1.301cm" chart:style-name="ch3">
          <text:p>v závislosti na maximální hmotnosti</text:p>
        </chart:subtitle>
        <chart:legend chart:legend-position="end" svg:x="12.89cm" svg:y="4.201cm" style:legend-expansion="custom" chartooo:width="2.9cm" chartooo:height="0.598cm" style:legend-expansion-aspect-ratio="4.8494983277592" chart:style-name="ch4"/>
        <chart:plot-area chart:style-name="ch5" table:cell-range-address="List1.B1055:List1.G1055 List1.A1056:List1.A1056 List1.B1108:List1.G1108" chart:data-source-has-labels="both" svg:x="1.331cm" svg:y="2.37cm" svg:width="10.919cm" svg:height="5.469cm">
          <chartooo:coordinate-region svg:x="2.561cm" svg:y="2.569cm" svg:width="9.039cm" svg:height="4.623cm"/>
          <chart:axis chart:dimension="x" chart:name="primary-x" chart:style-name="ch6" chartooo:axis-type="text">
            <chart:title svg:x="5.291cm" svg:y="8.019cm" chart:style-name="ch7">
              <text:p>maximální hmotnost</text:p>
            </chart:title>
            <chart:categories table:cell-range-address="List1.B1055:List1.G1055"/>
          </chart:axis>
          <chart:axis chart:dimension="y" chart:name="primary-y" chart:style-name="ch8">
            <chart:title svg:x="0.451cm" svg:y="6.206cm" chart:style-name="ch9">
              <text:p>relativní chyba</text:p>
            </chart:title>
            <chart:grid chart:style-name="ch10" chart:class="major"/>
          </chart:axis>
          <chart:series chart:style-name="ch11" chart:values-cell-range-address="List1.B1108:List1.G1108" chart:label-cell-address="List1.A1056:List1.A1056" chart:class="chart:line">
            <chart:data-point/>
            <chart:data-point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List1.B1055:List1.G1055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max. Hmotnost</text:p>
                <draw:g>
                  <svg:desc>List1.A1056:List1.A1056</svg:desc>
                </draw:g>
              </table:table-cell>
              <table:table-cell office:value-type="float" office:value="0.00137931034482759">
                <text:p>0.00137931034482759</text:p>
                <draw:g>
                  <svg:desc>List1.B1108:List1.G1108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/>
      <style:graphic-properties draw:stroke="none" svg:stroke-width="0.08cm" svg:stroke-color="#772953" draw:fill-color="#772953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Průměrná chyba genetického algoritmu</text:p>
        </chart:title>
        <chart:subtitle svg:x="5.033cm" svg:y="1.301cm" chart:style-name="ch3">
          <text:p>v závislosti na počtu proměnných</text:p>
        </chart:subtitle>
        <chart:legend chart:legend-position="end" svg:x="13.869cm" svg:y="4.201cm" style:legend-expansion="custom" chartooo:width="1.921cm" chartooo:height="0.598cm" style:legend-expansion-aspect-ratio="3.2123745819398" chart:style-name="ch4"/>
        <chart:plot-area chart:style-name="ch5" table:cell-range-address="List1.B1110:List1.F1110 List1.A1111:List1.A1111 List1.B1163:List1.F1163" chart:data-source-has-labels="both" svg:x="1.331cm" svg:y="2.37cm" svg:width="11.898cm" svg:height="5.469cm">
          <chartooo:coordinate-region svg:x="2.561cm" svg:y="2.569cm" svg:width="10.481cm" svg:height="4.623cm"/>
          <chart:axis chart:dimension="x" chart:name="primary-x" chart:style-name="ch6" chartooo:axis-type="text">
            <chart:title svg:x="5.887cm" svg:y="8.019cm" chart:style-name="ch7">
              <text:p>počet proměnných</text:p>
            </chart:title>
            <chart:categories table:cell-range-address="List1.B1110:List1.F1110"/>
          </chart:axis>
          <chart:axis chart:dimension="y" chart:name="primary-y" chart:style-name="ch8">
            <chart:title svg:x="0.451cm" svg:y="6.206cm" chart:style-name="ch9">
              <text:p>relativní chyba</text:p>
            </chart:title>
            <chart:grid chart:style-name="ch10" chart:class="major"/>
          </chart:axis>
          <chart:series chart:style-name="ch11" chart:values-cell-range-address="List1.B1163:List1.F1163" chart:label-cell-address="List1.A1111:List1.A1111" chart:class="chart:line">
            <chart:data-point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List1.B1110:List1.F111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variables</text:p>
                <draw:g>
                  <svg:desc>List1.A1111:List1.A1111</svg:desc>
                </draw:g>
              </table:table-cell>
              <table:table-cell office:value-type="float" office:value="0">
                <text:p>0</text:p>
                <draw:g>
                  <svg:desc>List1.B1163:List1.F1163</svg:desc>
                </draw:g>
              </table:table-cell>
              <table:table-cell office:value-type="float" office:value="0.00192384769539078">
                <text:p>0.00192384769539078</text:p>
              </table:table-cell>
              <table:table-cell office:value-type="float" office:value="0.00239221140472879">
                <text:p>0.00239221140472879</text:p>
              </table:table-cell>
              <table:table-cell office:value-type="float" office:value="0.0404934210526316">
                <text:p>0.0404934210526316</text:p>
              </table:table-cell>
              <table:table-cell office:value-type="float" office:value="0.00474210446374343">
                <text:p>0.0047421044637434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/>
      <style:graphic-properties draw:stroke="none" svg:stroke-width="0.08cm" svg:stroke-color="#772953" draw:fill-color="#772953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Průměrná chyba genetického algoritmu</text:p>
        </chart:title>
        <chart:subtitle svg:x="5.456cm" svg:y="1.301cm" chart:style-name="ch3">
          <text:p>v závislosti na počtu klauzulí</text:p>
        </chart:subtitle>
        <chart:legend chart:legend-position="end" svg:x="13.102cm" svg:y="4.201cm" style:legend-expansion="custom" chartooo:width="2.688cm" chartooo:height="0.598cm" style:legend-expansion-aspect-ratio="4.49498327759197" chart:style-name="ch4"/>
        <chart:plot-area chart:style-name="ch5" table:cell-range-address="List1.A1165:List1.G1165 List1.B1218:List1.G1218" chart:data-source-has-labels="both" svg:x="1.331cm" svg:y="2.37cm" svg:width="11.131cm" svg:height="5.469cm">
          <chartooo:coordinate-region svg:x="2.561cm" svg:y="2.569cm" svg:width="9.621cm" svg:height="4.623cm"/>
          <chart:axis chart:dimension="x" chart:name="primary-x" chart:style-name="ch6" chartooo:axis-type="text">
            <chart:title svg:x="5.847cm" svg:y="8.019cm" chart:style-name="ch7">
              <text:p>počet klauzulí</text:p>
            </chart:title>
            <chart:categories table:cell-range-address="List1.B1165:List1.G1165"/>
          </chart:axis>
          <chart:axis chart:dimension="y" chart:name="primary-y" chart:style-name="ch8">
            <chart:title svg:x="0.451cm" svg:y="6.206cm" chart:style-name="ch9">
              <text:p>relativní chyba</text:p>
            </chart:title>
            <chart:grid chart:style-name="ch10" chart:class="major"/>
          </chart:axis>
          <chart:series chart:style-name="ch11" chart:values-cell-range-address="List1.B1218:List1.G1218" chart:label-cell-address="List1.A1165:List1.A1165" chart:class="chart:line">
            <chart:data-point/>
            <chart:data-point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List1.B1165:List1.G1165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</table:table-row>
          </table:table-header-rows>
          <table:table-rows>
            <table:table-row>
              <table:table-cell office:value-type="string">
                <text:p>počet klauzulí</text:p>
                <draw:g>
                  <svg:desc>List1.A1165:List1.A1165</svg:desc>
                </draw:g>
              </table:table-cell>
              <table:table-cell office:value-type="float" office:value="0">
                <text:p>0</text:p>
                <draw:g>
                  <svg:desc>List1.B1218:List1.G1218</svg:desc>
                </draw:g>
              </table:table-cell>
              <table:table-cell office:value-type="float" office:value="0.00243130700681877">
                <text:p>0.00243130700681877</text:p>
              </table:table-cell>
              <table:table-cell office:value-type="float" office:value="0.00302469019828875">
                <text:p>0.00302469019828875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/>
      <style:graphic-properties draw:stroke="none" svg:stroke-width="0.08cm" svg:stroke-color="#772953" draw:fill-color="#772953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Průměrná chyba genetického algoritmu</text:p>
        </chart:title>
        <chart:subtitle svg:x="4.173cm" svg:y="1.301cm" chart:style-name="ch3">
          <text:p>v závislosti na počtu proměnných v klauzuli</text:p>
        </chart:subtitle>
        <chart:legend chart:legend-position="end" svg:x="10.853cm" svg:y="4.201cm" style:legend-expansion="custom" chartooo:width="4.937cm" chartooo:height="0.598cm" style:legend-expansion-aspect-ratio="8.25585284280936" chart:style-name="ch4"/>
        <chart:plot-area chart:style-name="ch5" table:cell-range-address="List1.A1220:List1.G1220 List1.B1273:List1.G1273" chart:data-source-has-labels="both" svg:x="1.331cm" svg:y="2.37cm" svg:width="8.882cm" svg:height="5.469cm">
          <chartooo:coordinate-region svg:x="2.561cm" svg:y="2.569cm" svg:width="7.465cm" svg:height="4.623cm"/>
          <chart:axis chart:dimension="x" chart:name="primary-x" chart:style-name="ch6" chartooo:axis-type="text">
            <chart:title svg:x="3.664cm" svg:y="8.019cm" chart:style-name="ch7">
              <text:p>počet promenných v klauzuli</text:p>
            </chart:title>
            <chart:categories table:cell-range-address="List1.B1220:List1.G1220"/>
          </chart:axis>
          <chart:axis chart:dimension="y" chart:name="primary-y" chart:style-name="ch8">
            <chart:title svg:x="0.451cm" svg:y="6.206cm" chart:style-name="ch9">
              <text:p>relativní chyba</text:p>
            </chart:title>
            <chart:grid chart:style-name="ch10" chart:class="major"/>
          </chart:axis>
          <chart:series chart:style-name="ch11" chart:values-cell-range-address="List1.B1273:List1.G1273" chart:label-cell-address="List1.A1220:List1.A1220" chart:class="chart:line">
            <chart:data-point/>
            <chart:data-point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/>
                <draw:g>
                  <svg:desc>List1.B1220:List1.G1220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očet promennych v klauzuli</text:p>
                <draw:g>
                  <svg:desc>List1.A1220:List1.A1220</svg:desc>
                </draw:g>
              </table:table-cell>
              <table:table-cell office:value-type="float" office:value="0.02">
                <text:p>0.02</text:p>
                <draw:g>
                  <svg:desc>List1.B1273:List1.G1273</svg:desc>
                </draw:g>
              </table:table-cell>
              <table:table-cell office:value-type="float" office:value="0.00101330948895119">
                <text:p>0.00101330948895119</text:p>
              </table:table-cell>
              <table:table-cell office:value-type="float" office:value="0.000191856703865438">
                <text:p>0.000191856703865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 chart:regression-type="linear"/>
      <style:graphic-properties draw:stroke="none" svg:stroke-width="0.08cm" svg:stroke-color="#772953" draw:fill-color="#772953"/>
      <style:text-properties fo:font-size="10pt" style:font-size-asian="10pt" style:font-size-complex="10pt"/>
    </style:style>
    <style:style style:name="ch12" style:family="chart">
      <style:graphic-properties svg:stroke-color="#772953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Průměrná chyba genetického algoritmu</text:p>
        </chart:title>
        <chart:subtitle svg:x="5.363cm" svg:y="1.301cm" chart:style-name="ch3">
          <text:p>v závislosti na počtu generací</text:p>
        </chart:subtitle>
        <chart:legend chart:legend-position="end" svg:x="10.634cm" svg:y="3.952cm" style:legend-expansion="high" chart:style-name="ch4"/>
        <chart:plot-area chart:style-name="ch5" table:cell-range-address="List1.A57:List1.H57 List1.B110:List1.H110" chart:data-source-has-labels="both" svg:x="1.331cm" svg:y="2.37cm" svg:width="8.663cm" svg:height="5.469cm">
          <chartooo:coordinate-region svg:x="2.746cm" svg:y="2.569cm" svg:width="6.968cm" svg:height="4.623cm"/>
          <chart:axis chart:dimension="x" chart:name="primary-x" chart:style-name="ch6" chartooo:axis-type="auto">
            <chartooo:date-scale/>
            <chart:title svg:x="4.533cm" svg:y="8.019cm" chart:style-name="ch7">
              <text:p>počet generací</text:p>
            </chart:title>
            <chart:categories table:cell-range-address="List1.B57:List1.H57"/>
          </chart:axis>
          <chart:axis chart:dimension="y" chart:name="primary-y" chart:style-name="ch8">
            <chart:title svg:x="0.451cm" svg:y="6.206cm" chart:style-name="ch9">
              <text:p>relativní chyba</text:p>
            </chart:title>
            <chart:grid chart:style-name="ch10" chart:class="major"/>
          </chart:axis>
          <chart:series chart:style-name="ch11" chart:values-cell-range-address="List1.B110:List1.H110" chart:label-cell-address="List1.A57:List1.A57" chart:class="chart:line">
            <chart:regression-curve chart:style-name="ch12"/>
            <chart:data-point/>
            <chart:data-point chart:style-name="ch13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List1.B57:List1.H5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generationCount</text:p>
                <draw:g>
                  <svg:desc>List1.A57:List1.A57</svg:desc>
                </draw:g>
              </table:table-cell>
              <table:table-cell office:value-type="float" office:value="0.266967852279592">
                <text:p>0.266967852279592</text:p>
                <draw:g>
                  <svg:desc>List1.B110:List1.H110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321359649538692">
                <text:p>0.321359649538692</text:p>
              </table:table-cell>
              <table:table-cell office:value-type="float" office:value="0.252084154410015">
                <text:p>0.252084154410015</text:p>
              </table:table-cell>
              <table:table-cell office:value-type="float" office:value="0.241963261482269">
                <text:p>0.241963261482269</text:p>
              </table:table-cell>
              <table:table-cell office:value-type="float" office:value="0.261963261482269">
                <text:p>0.261963261482269</text:p>
              </table:table-cell>
              <table:table-cell office:value-type="float" office:value="0.265625912084679">
                <text:p>0.2656259120846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 chart:regression-type="linear"/>
      <style:graphic-properties draw:stroke="none" svg:stroke-width="0.08cm" svg:stroke-color="#772953" draw:fill-color="#772953"/>
      <style:text-properties fo:font-size="10pt" style:font-size-asian="10pt" style:font-size-complex="10pt"/>
    </style:style>
    <style:style style:name="ch12" style:family="chart">
      <style:graphic-properties svg:stroke-color="#772953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Průměrná chyba genetického algoritmu</text:p>
        </chart:title>
        <chart:subtitle svg:x="5.522cm" svg:y="1.301cm" chart:style-name="ch3">
          <text:p>v závislosti na počtu křížení</text:p>
        </chart:subtitle>
        <chart:legend chart:legend-position="end" svg:x="10.079cm" svg:y="3.952cm" style:legend-expansion="high" chart:style-name="ch4"/>
        <chart:plot-area chart:style-name="ch5" table:cell-range-address="List1.A112:List1.F112 List1.B165:List1.F165" chart:data-source-has-labels="both" svg:x="1.331cm" svg:y="2.37cm" svg:width="8.108cm" svg:height="5.469cm">
          <chartooo:coordinate-region svg:x="2.746cm" svg:y="2.569cm" svg:width="6.552cm" svg:height="2.532cm"/>
          <chart:axis chart:dimension="x" chart:name="primary-x" chart:style-name="ch6" chartooo:axis-type="auto">
            <chartooo:date-scale/>
            <chart:title svg:x="4.415cm" svg:y="8.019cm" chart:style-name="ch7">
              <text:p>počet křížení</text:p>
            </chart:title>
            <chart:categories table:cell-range-address="List1.B112:List1.F112"/>
          </chart:axis>
          <chart:axis chart:dimension="y" chart:name="primary-y" chart:style-name="ch8">
            <chart:title svg:x="0.451cm" svg:y="6.206cm" chart:style-name="ch9">
              <text:p>relativní chyba</text:p>
            </chart:title>
            <chart:grid chart:style-name="ch10" chart:class="major"/>
          </chart:axis>
          <chart:series chart:style-name="ch11" chart:values-cell-range-address="List1.B165:List1.F165" chart:label-cell-address="List1.A112:List1.A112" chart:class="chart:line">
            <chart:regression-curve chart:style-name="ch12"/>
            <chart:data-point/>
            <chart:data-point chart:style-name="ch13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112:List1.F112</svg:desc>
                </draw:g>
              </table:table-cell>
              <table:table-cell office:value-type="string">
                <text:p>populationSize / 100</text:p>
              </table:table-cell>
              <table:table-cell office:value-type="string">
                <text:p>PopulationSize / 50</text:p>
              </table:table-cell>
              <table:table-cell office:value-type="string">
                <text:p>populationSize / 10</text:p>
              </table:table-cell>
              <table:table-cell office:value-type="string">
                <text:p>populationSize</text:p>
              </table:table-cell>
            </table:table-row>
          </table:table-header-rows>
          <table:table-rows>
            <table:table-row>
              <table:table-cell office:value-type="string">
                <text:p>crossbreedingCount</text:p>
                <draw:g>
                  <svg:desc>List1.A112:List1.A112</svg:desc>
                </draw:g>
              </table:table-cell>
              <table:table-cell office:value-type="float" office:value="0.262209761395515">
                <text:p>0.262209761395515</text:p>
                <draw:g>
                  <svg:desc>List1.B165:List1.F165</svg:desc>
                </draw:g>
              </table:table-cell>
              <table:table-cell office:value-type="float" office:value="0.28129829984544">
                <text:p>0.28129829984544</text:p>
              </table:table-cell>
              <table:table-cell office:value-type="float" office:value="0.32129829984544">
                <text:p>0.32129829984544</text:p>
              </table:table-cell>
              <table:table-cell office:value-type="float" office:value="0.26">
                <text:p>0.26</text:p>
              </table:table-cell>
              <table:table-cell office:value-type="float" office:value="0.344993737333096">
                <text:p>0.3449937373330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 chart:regression-type="linear"/>
      <style:graphic-properties draw:stroke="none" svg:stroke-width="0.08cm" svg:stroke-color="#772953" draw:fill-color="#772953"/>
      <style:text-properties fo:font-size="10pt" style:font-size-asian="10pt" style:font-size-complex="10pt"/>
    </style:style>
    <style:style style:name="ch12" style:family="chart">
      <style:graphic-properties svg:stroke-color="#772953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Průměrná chyba genetického algoritmu</text:p>
        </chart:title>
        <chart:subtitle svg:x="4.411cm" svg:y="1.301cm" chart:style-name="ch3">
          <text:p>v závislosti na pravděpodobnosti mutace</text:p>
        </chart:subtitle>
        <chart:legend chart:legend-position="end" svg:x="10.185cm" svg:y="3.952cm" style:legend-expansion="high" chart:style-name="ch4"/>
        <chart:plot-area chart:style-name="ch5" table:cell-range-address="List1.A167:List1.G167 List1.B220:List1.G220" chart:data-source-has-labels="both" svg:x="1.331cm" svg:y="2.37cm" svg:width="8.214cm" svg:height="5.469cm">
          <chartooo:coordinate-region svg:x="2.931cm" svg:y="2.569cm" svg:width="6.52cm" svg:height="4.623cm"/>
          <chart:axis chart:dimension="x" chart:name="primary-x" chart:style-name="ch6" chartooo:axis-type="auto">
            <chartooo:date-scale/>
            <chart:title svg:x="3.542cm" svg:y="8.019cm" chart:style-name="ch7">
              <text:p>pravděpodobnost mutace</text:p>
            </chart:title>
            <chart:categories table:cell-range-address="List1.B167:List1.G167"/>
          </chart:axis>
          <chart:axis chart:dimension="y" chart:name="primary-y" chart:style-name="ch8">
            <chart:title svg:x="0.451cm" svg:y="6.206cm" chart:style-name="ch9">
              <text:p>relativní chyba</text:p>
            </chart:title>
            <chart:grid chart:style-name="ch10" chart:class="major"/>
          </chart:axis>
          <chart:series chart:style-name="ch11" chart:values-cell-range-address="List1.B220:List1.G220" chart:label-cell-address="List1.A167:List1.A167" chart:class="chart:line">
            <chart:regression-curve chart:style-name="ch12"/>
            <chart:data-point/>
            <chart:data-point chart:style-name="ch13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167:List1.G16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mutationProbability</text:p>
                <draw:g>
                  <svg:desc>List1.A167:List1.A167</svg:desc>
                </draw:g>
              </table:table-cell>
              <table:table-cell office:value-type="float" office:value="0.912076586942691">
                <text:p>0.912076586942691</text:p>
                <draw:g>
                  <svg:desc>List1.B220:List1.G220</svg:desc>
                </draw:g>
              </table:table-cell>
              <table:table-cell office:value-type="float" office:value="0.585354417112594">
                <text:p>0.585354417112594</text:p>
              </table:table-cell>
              <table:table-cell office:value-type="float" office:value="0.335758598515526">
                <text:p>0.335758598515526</text:p>
              </table:table-cell>
              <table:table-cell office:value-type="float" office:value="0.32">
                <text:p>0.32</text:p>
              </table:table-cell>
              <table:table-cell office:value-type="float" office:value="0.26129829984544">
                <text:p>0.26129829984544</text:p>
              </table:table-cell>
              <table:table-cell office:value-type="float" office:value="0.14129829984544">
                <text:p>0.141298299845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/>
      <style:graphic-properties draw:stroke="none" svg:stroke-width="0.08cm" svg:stroke-color="#772953" draw:fill-color="#772953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Průměrná chyba genetického algoritmu</text:p>
        </chart:title>
        <chart:subtitle svg:x="5.31cm" svg:y="1.301cm" chart:style-name="ch3">
          <text:p>v závislosti na velikosti turnaje</text:p>
        </chart:subtitle>
        <chart:legend chart:legend-position="end" svg:x="13.181cm" svg:y="4.201cm" style:legend-expansion="high" chart:style-name="ch4"/>
        <chart:plot-area chart:style-name="ch5" table:cell-range-address="List1.A222:List1.F222 List1.B275:List1.F275" chart:data-source-has-labels="both" svg:x="1.331cm" svg:y="2.37cm" svg:width="11.21cm" svg:height="5.469cm">
          <chartooo:coordinate-region svg:x="2.746cm" svg:y="2.569cm" svg:width="9.608cm" svg:height="4.623cm"/>
          <chart:axis chart:dimension="x" chart:name="primary-x" chart:style-name="ch6" chartooo:axis-type="auto">
            <chartooo:date-scale/>
            <chart:title svg:x="5.794cm" svg:y="8.019cm" chart:style-name="ch7">
              <text:p>velikost turnaje</text:p>
            </chart:title>
            <chart:categories table:cell-range-address="List1.B222:List1.F222"/>
          </chart:axis>
          <chart:axis chart:dimension="y" chart:name="primary-y" chart:style-name="ch8">
            <chart:title svg:x="0.451cm" svg:y="6.206cm" chart:style-name="ch9">
              <text:p>relativní chyba</text:p>
            </chart:title>
            <chart:grid chart:style-name="ch10" chart:class="major"/>
          </chart:axis>
          <chart:series chart:style-name="ch11" chart:values-cell-range-address="List1.B275:List1.F275" chart:label-cell-address="List1.A222:List1.A222" chart:class="chart:line">
            <chart:data-point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List1.B222:List1.F22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electionSize</text:p>
                <draw:g>
                  <svg:desc>List1.A222:List1.A222</svg:desc>
                </draw:g>
              </table:table-cell>
              <table:table-cell office:value-type="float" office:value="0.813163321129719">
                <text:p>0.813163321129719</text:p>
                <draw:g>
                  <svg:desc>List1.B275:List1.F275</svg:desc>
                </draw:g>
              </table:table-cell>
              <table:table-cell office:value-type="float" office:value="0.260850111856823">
                <text:p>0.260850111856823</text:p>
              </table:table-cell>
              <table:table-cell office:value-type="float" office:value="0.301359649538692">
                <text:p>0.301359649538692</text:p>
              </table:table-cell>
              <table:table-cell office:value-type="float" office:value="0.448224581385037">
                <text:p>0.448224581385037</text:p>
              </table:table-cell>
              <table:table-cell office:value-type="float" office:value="0.487759993510051">
                <text:p>0.4877599935100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 chart:regression-type="linear"/>
      <style:graphic-properties draw:stroke="none" svg:stroke-width="0.08cm" svg:stroke-color="#772953" draw:fill-color="#772953"/>
      <style:text-properties fo:font-size="10pt" style:font-size-asian="10pt" style:font-size-complex="10pt"/>
    </style:style>
    <style:style style:name="ch12" style:family="chart">
      <style:graphic-properties svg:stroke-color="#772953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Průměrná chyba genetického algoritmu</text:p>
        </chart:title>
        <chart:subtitle svg:x="5.046cm" svg:y="1.301cm" chart:style-name="ch3">
          <text:p>v závislosti na bonusu za klauzuli</text:p>
        </chart:subtitle>
        <chart:legend chart:legend-position="end" svg:x="11.137cm" svg:y="3.952cm" style:legend-expansion="high" chart:style-name="ch4"/>
        <chart:plot-area chart:style-name="ch5" table:cell-range-address="List1.A277:List1.E277 List1.B330:List1.E330" chart:data-source-has-labels="both" svg:x="1.331cm" svg:y="2.37cm" svg:width="10.83cm" svg:height="5.468cm">
          <chartooo:coordinate-region svg:x="2.931cm" svg:y="2.569cm" svg:width="7.826cm" svg:height="4.224cm"/>
          <chart:axis chart:dimension="x" chart:name="primary-x" chart:style-name="ch6" chartooo:axis-type="text">
            <chart:title svg:x="5.432cm" svg:y="8.018cm" chart:style-name="ch7">
              <text:p>bonus za klauzuli</text:p>
            </chart:title>
            <chart:categories table:cell-range-address="List1.B277:List1.E277"/>
          </chart:axis>
          <chart:axis chart:dimension="y" chart:name="primary-y" chart:style-name="ch8">
            <chart:title svg:x="0.451cm" svg:y="6.206cm" chart:style-name="ch9">
              <text:p>relativní chyba</text:p>
            </chart:title>
            <chart:grid chart:style-name="ch10" chart:class="major"/>
          </chart:axis>
          <chart:series chart:style-name="ch11" chart:values-cell-range-address="List1.B330:List1.E330" chart:label-cell-address="List1.A277:List1.A277" chart:class="chart:line">
            <chart:regression-curve chart:style-name="ch12"/>
            <chart:data-point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OfWeight / 2</text:p>
                <draw:g>
                  <svg:desc>List1.B277:List1.E277</svg:desc>
                </draw:g>
              </table:table-cell>
              <table:table-cell office:value-type="string">
                <text:p>SumOfWeight / 5</text:p>
              </table:table-cell>
              <table:table-cell office:value-type="string">
                <text:p>sumOfWeight / 10</text:p>
              </table:table-cell>
              <table:table-cell office:value-type="string">
                <text:p>SumOfWeight / 50</text:p>
              </table:table-cell>
            </table:table-row>
          </table:table-header-rows>
          <table:table-rows>
            <table:table-row>
              <table:table-cell office:value-type="string">
                <text:p>bonusClause</text:p>
                <draw:g>
                  <svg:desc>List1.A277:List1.A277</svg:desc>
                </draw:g>
              </table:table-cell>
              <table:table-cell office:value-type="float" office:value="0.191887231987446">
                <text:p>0.191887231987446</text:p>
                <draw:g>
                  <svg:desc>List1.B330:List1.E330</svg:desc>
                </draw:g>
              </table:table-cell>
              <table:table-cell office:value-type="float" office:value="0.165233857958214">
                <text:p>0.165233857958214</text:p>
              </table:table-cell>
              <table:table-cell office:value-type="float" office:value="0.262813373339092">
                <text:p>0.262813373339092</text:p>
              </table:table-cell>
              <table:table-cell office:value-type="float" office:value="0.92">
                <text:p>0.9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 chart:regression-type="linear"/>
      <style:graphic-properties draw:stroke="none" svg:stroke-width="0.08cm" svg:stroke-color="#772953" draw:fill-color="#772953"/>
      <style:text-properties fo:font-size="10pt" style:font-size-asian="10pt" style:font-size-complex="10pt"/>
    </style:style>
    <style:style style:name="ch12" style:family="chart">
      <style:graphic-properties svg:stroke-color="#772953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Průměrná chyba genetického algoritmu</text:p>
        </chart:title>
        <chart:subtitle svg:x="5.377cm" svg:y="1.301cm" chart:style-name="ch3">
          <text:p>v závislosti na bonusu formuli</text:p>
        </chart:subtitle>
        <chart:legend chart:legend-position="end" svg:x="10.952cm" svg:y="3.952cm" style:legend-expansion="high" chart:style-name="ch4"/>
        <chart:plot-area chart:style-name="ch5" table:cell-range-address="List1.A332:List1.D332 List1.B385:List1.D385" chart:data-source-has-labels="both" svg:x="1.33cm" svg:y="2.37cm" svg:width="10.559cm" svg:height="5.468cm">
          <chartooo:coordinate-region svg:x="2.745cm" svg:y="2.569cm" svg:width="7.819cm" svg:height="4.622cm"/>
          <chart:axis chart:dimension="x" chart:name="primary-x" chart:style-name="ch6" chartooo:axis-type="text">
            <chart:title svg:x="5.361cm" svg:y="8.018cm" chart:style-name="ch7">
              <text:p>bonus za formuli</text:p>
            </chart:title>
            <chart:categories table:cell-range-address="List1.B332:List1.D332"/>
          </chart:axis>
          <chart:axis chart:dimension="y" chart:name="primary-y" chart:style-name="ch8">
            <chart:title svg:x="0.45cm" svg:y="6.206cm" chart:style-name="ch9">
              <text:p>relativní chyba</text:p>
            </chart:title>
            <chart:grid chart:style-name="ch10" chart:class="major"/>
          </chart:axis>
          <chart:series chart:style-name="ch11" chart:values-cell-range-address="List1.B385:List1.D385" chart:label-cell-address="List1.A332:List1.A332" chart:class="chart:line">
            <chart:regression-curve chart:style-name="ch12"/>
            <chart:data-point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OfWeight / 2</text:p>
                <draw:g>
                  <svg:desc>List1.B332:List1.D332</svg:desc>
                </draw:g>
              </table:table-cell>
              <table:table-cell office:value-type="string">
                <text:p>sumOfWeight</text:p>
              </table:table-cell>
              <table:table-cell office:value-type="string">
                <text:p>SumOfWeight * 2</text:p>
              </table:table-cell>
            </table:table-row>
          </table:table-header-rows>
          <table:table-rows>
            <table:table-row>
              <table:table-cell office:value-type="string">
                <text:p>bonusFormula</text:p>
                <draw:g>
                  <svg:desc>List1.A332:List1.A332</svg:desc>
                </draw:g>
              </table:table-cell>
              <table:table-cell office:value-type="float" office:value="0.385052757471072">
                <text:p>0.385052757471072</text:p>
                <draw:g>
                  <svg:desc>List1.B385:List1.D385</svg:desc>
                </draw:g>
              </table:table-cell>
              <table:table-cell office:value-type="float" office:value="0.28366265060241">
                <text:p>0.28366265060241</text:p>
              </table:table-cell>
              <table:table-cell office:value-type="float" office:value="0.247477389961461">
                <text:p>0.2474773899614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 chart:regression-type="linear"/>
      <style:graphic-properties draw:stroke="none" svg:stroke-width="0.08cm" svg:stroke-color="#772953" draw:fill-color="#772953"/>
      <style:text-properties fo:font-size="10pt" style:font-size-asian="10pt" style:font-size-complex="10pt"/>
    </style:style>
    <style:style style:name="ch12" style:family="chart">
      <style:graphic-properties svg:stroke-color="#772953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Průměrná chyba genetického algoritmu</text:p>
        </chart:title>
        <chart:subtitle svg:x="5.985cm" svg:y="1.301cm" chart:style-name="ch3">
          <text:p>v závislosti na elitismu</text:p>
        </chart:subtitle>
        <chart:legend chart:legend-position="end" svg:x="12.116cm" svg:y="3.952cm" style:legend-expansion="high" chart:style-name="ch4"/>
        <chart:plot-area chart:style-name="ch5" table:cell-range-address="List1.A387:List1.F387 List1.B440:List1.F440" chart:data-source-has-labels="both" svg:x="1.331cm" svg:y="2.37cm" svg:width="10.145cm" svg:height="5.469cm">
          <chartooo:coordinate-region svg:x="2.826cm" svg:y="2.569cm" svg:width="8.556cm" svg:height="4.225cm"/>
          <chart:axis chart:dimension="x" chart:name="primary-x" chart:style-name="ch6" chartooo:axis-type="text">
            <chart:title svg:x="5.208cm" svg:y="8.019cm" chart:style-name="ch7">
              <text:p>velikost elitismu</text:p>
            </chart:title>
            <chart:categories table:cell-range-address="List1.B387:List1.F387"/>
          </chart:axis>
          <chart:axis chart:dimension="y" chart:name="primary-y" chart:style-name="ch8">
            <chart:title svg:x="0.451cm" svg:y="6.206cm" chart:style-name="ch9">
              <text:p>relativní chyba</text:p>
            </chart:title>
            <chart:grid chart:style-name="ch10" chart:class="major"/>
          </chart:axis>
          <chart:series chart:style-name="ch11" chart:values-cell-range-address="List1.B440:List1.F440" chart:label-cell-address="List1.A387:List1.A387" chart:class="chart:line">
            <chart:regression-curve chart:style-name="ch12"/>
            <chart:data-point/>
            <chart:data-point chart:style-name="ch13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tionSize / 20</text:p>
                <draw:g>
                  <svg:desc>List1.B387:List1.F387</svg:desc>
                </draw:g>
              </table:table-cell>
              <table:table-cell office:value-type="string">
                <text:p>PopulationSize / 50</text:p>
              </table:table-cell>
              <table:table-cell office:value-type="string">
                <text:p>populationSize / 100</text:p>
              </table:table-cell>
              <table:table-cell office:value-type="float" office:value="1">
                <text:p/>
              </table:table-cell>
              <table:table-cell office:value-type="float" office:value="0">
                <text:p/>
              </table:table-cell>
            </table:table-row>
          </table:table-header-rows>
          <table:table-rows>
            <table:table-row>
              <table:table-cell office:value-type="string">
                <text:p>elitism</text:p>
                <draw:g>
                  <svg:desc>List1.A387:List1.A387</svg:desc>
                </draw:g>
              </table:table-cell>
              <table:table-cell office:value-type="float" office:value="0.34129829984544">
                <text:p>0.34129829984544</text:p>
                <draw:g>
                  <svg:desc>List1.B440:List1.F440</svg:desc>
                </draw:g>
              </table:table-cell>
              <table:table-cell office:value-type="float" office:value="0.308509670265258">
                <text:p>0.308509670265258</text:p>
              </table:table-cell>
              <table:table-cell office:value-type="float" office:value="0.248207011096443">
                <text:p>0.248207011096443</text:p>
              </table:table-cell>
              <table:table-cell office:value-type="float" office:value="0.34496095044785">
                <text:p>0.34496095044785</text:p>
              </table:table-cell>
              <table:table-cell office:value-type="float" office:value="0.20129829984544">
                <text:p>0.201298299845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 chart:regression-type="linear"/>
      <style:graphic-properties draw:stroke="none" svg:stroke-width="0.08cm" svg:stroke-color="#772953" draw:fill-color="#772953"/>
      <style:text-properties fo:font-size="10pt" style:font-size-asian="10pt" style:font-size-complex="10pt"/>
    </style:style>
    <style:style style:name="ch12" style:family="chart">
      <style:graphic-properties svg:stroke-color="#772953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54cm" svg:y="0.316cm" chart:style-name="ch2">
          <text:p>Průměrná chyba genetického algoritmu</text:p>
        </chart:title>
        <chart:subtitle svg:x="3.657cm" svg:y="1.301cm" chart:style-name="ch3">
          <text:p>v závislosti na velikosti mutace pomocí vylepšení</text:p>
        </chart:subtitle>
        <chart:legend svg:x="0cm" svg:y="0cm" style:legend-expansion="custom" chartooo:width="5.553cm" chartooo:height="1.096cm" style:legend-expansion-aspect-ratio="5.06660583941606" chart:style-name="ch4"/>
        <chart:plot-area chart:style-name="ch5" table:cell-range-address="List1.A442:List1.D442 List1.B495:List1.D495" chart:data-source-has-labels="both" svg:x="1.331cm" svg:y="2.37cm" svg:width="14.029cm" svg:height="5.469cm">
          <chartooo:coordinate-region svg:x="2.8cm" svg:y="2.569cm" svg:width="12.466cm" svg:height="4.623cm"/>
          <chart:axis chart:dimension="x" chart:name="primary-x" chart:style-name="ch6" chartooo:axis-type="text">
            <chart:title svg:x="6.727cm" svg:y="8.019cm" chart:style-name="ch7">
              <text:p>počet vylepšení prvků</text:p>
            </chart:title>
            <chart:categories table:cell-range-address="List1.B442:List1.D442"/>
          </chart:axis>
          <chart:axis chart:dimension="y" chart:name="primary-y" chart:style-name="ch8">
            <chart:title svg:x="0.451cm" svg:y="6.206cm" chart:style-name="ch9">
              <text:p>relativní chyba</text:p>
            </chart:title>
            <chart:grid chart:style-name="ch10" chart:class="major"/>
          </chart:axis>
          <chart:series chart:style-name="ch11" chart:values-cell-range-address="List1.B495:List1.D495" chart:label-cell-address="List1.A442:List1.A442" chart:class="chart:line">
            <chart:regression-curve chart:style-name="ch12"/>
            <chart:data-point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tionSize / 50</text:p>
                <draw:g>
                  <svg:desc>List1.B442:List1.D442</svg:desc>
                </draw:g>
              </table:table-cell>
              <table:table-cell office:value-type="string">
                <text:p>PopulationSize / 100</text:p>
              </table:table-cell>
              <table:table-cell office:value-type="float" office:value="0">
                <text:p/>
              </table:table-cell>
            </table:table-row>
          </table:table-header-rows>
          <table:table-rows>
            <table:table-row>
              <table:table-cell office:value-type="string">
                <text:p>improvementCount</text:p>
                <draw:g>
                  <svg:desc>List1.A442:List1.A442</svg:desc>
                </draw:g>
              </table:table-cell>
              <table:table-cell office:value-type="float" office:value="0.2837533896658">
                <text:p>0.2837533896658</text:p>
                <draw:g>
                  <svg:desc>List1.B495:List1.D495</svg:desc>
                </draw:g>
              </table:table-cell>
              <table:table-cell office:value-type="float" office:value="0.28129829984544">
                <text:p>0.28129829984544</text:p>
              </table:table-cell>
              <table:table-cell office:value-type="float" office:value="0.341359649538692">
                <text:p>0.3413596495386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